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Mono" svg:font-family="'Fira Mono', Consolas, Menlo, Monaco, 'Courier New', Courier, monospace"/>
    <style:font-face style:name="Lato" svg:font-family="Lato, proxima-nova, 'Helvetica Neue', Arial, sans-serif"/>
    <style:font-face style:name="Lohit Devanagari1" svg:font-family="'Lohit Devanagari'"/>
    <style:font-face style:name="Roboto" svg:font-family="Roboto, Corbel, Avenir, 'Lucida Grande', 'Lucida Sans', sans-serif"/>
    <style:font-face style:name="SFMono-Regular" svg:font-family="SFMono-Regular, Menlo, Monaco, Consolas, 'Liberation Mono', 'Courier New', Courier, monospace"/>
    <style:font-face style:name="monospace" svg:font-family="monospace, sans-serif"/>
    <style:font-face style:name="proxima-nova" svg:font-family="proxima-nova, sans-serif"/>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fc34" officeooo:paragraph-rsid="0013fc34"/>
    </style:style>
    <style:style style:name="P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51f50" officeooo:paragraph-rsid="0013fc34" style:font-size-asian="10pt" style:font-style-asian="normal" style:font-weight-asian="normal" style:font-size-complex="10pt" style:font-style-complex="normal" style:font-weight-complex="normal"/>
    </style:style>
    <style:style style:name="P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51f50" officeooo:paragraph-rsid="00587500" style:font-size-asian="10pt" style:font-style-asian="normal" style:font-weight-asian="normal" style:font-size-complex="10pt" style:font-style-complex="normal" style:font-weight-complex="normal"/>
    </style:style>
    <style:style style:name="P4"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bb2d9" officeooo:paragraph-rsid="0013fc34" style:font-size-asian="10pt" style:font-style-asian="normal" style:font-weight-asian="normal" style:font-size-complex="10pt" style:font-style-complex="normal" style:font-weight-complex="normal"/>
    </style:style>
    <style:style style:name="P5"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be2e5" officeooo:paragraph-rsid="0013fc34" style:font-size-asian="10pt" style:font-style-asian="normal" style:font-weight-asian="normal" style:font-size-complex="10pt" style:font-style-complex="normal" style:font-weight-complex="normal"/>
    </style:style>
    <style:style style:name="P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cb9c0" officeooo:paragraph-rsid="0013fc34" style:font-size-asian="10pt" style:font-style-asian="normal" style:font-weight-asian="normal" style:font-size-complex="10pt" style:font-style-complex="normal" style:font-weight-complex="normal"/>
    </style:style>
    <style:style style:name="P7"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d2e5c" officeooo:paragraph-rsid="0013fc34" style:font-size-asian="10pt" style:font-style-asian="normal" style:font-weight-asian="normal" style:font-size-complex="10pt" style:font-style-complex="normal" style:font-weight-complex="normal"/>
    </style:style>
    <style:style style:name="P8"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e8ebc" officeooo:paragraph-rsid="0013fc34" style:font-size-asian="10pt" style:font-style-asian="normal" style:font-weight-asian="normal" style:font-size-complex="10pt" style:font-style-complex="normal" style:font-weight-complex="normal"/>
    </style:style>
    <style:style style:name="P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02dc3" officeooo:paragraph-rsid="0013fc34" style:font-size-asian="10pt" style:font-style-asian="normal" style:font-weight-asian="normal" style:font-size-complex="10pt" style:font-style-complex="normal" style:font-weight-complex="normal"/>
    </style:style>
    <style:style style:name="P1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20355" officeooo:paragraph-rsid="0013fc34" style:font-size-asian="10pt" style:font-style-asian="normal" style:font-weight-asian="normal" style:font-size-complex="10pt" style:font-style-complex="normal" style:font-weight-complex="normal"/>
    </style:style>
    <style:style style:name="P11"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31a89" officeooo:paragraph-rsid="0013fc34" style:font-size-asian="10pt" style:font-style-asian="normal" style:font-weight-asian="normal" style:font-size-complex="10pt" style:font-style-complex="normal" style:font-weight-complex="normal"/>
    </style:style>
    <style:style style:name="P1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4c431" officeooo:paragraph-rsid="0013fc34" style:font-size-asian="10pt" style:font-style-asian="normal" style:font-weight-asian="normal" style:font-size-complex="10pt" style:font-style-complex="normal" style:font-weight-complex="normal"/>
    </style:style>
    <style:style style:name="P1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4c431" officeooo:paragraph-rsid="00587500" style:font-size-asian="10pt" style:font-style-asian="normal" style:font-weight-asian="normal" style:font-size-complex="10pt" style:font-style-complex="normal" style:font-weight-complex="normal"/>
    </style:style>
    <style:style style:name="P14"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46048" officeooo:paragraph-rsid="00146048" style:font-size-asian="10pt" style:font-style-asian="normal" style:font-weight-asian="normal" style:font-size-complex="10pt" style:font-style-complex="normal" style:font-weight-complex="normal"/>
    </style:style>
    <style:style style:name="P15"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46caa0" officeooo:paragraph-rsid="00146048" style:font-size-asian="10pt" style:font-style-asian="normal" style:font-weight-asian="normal" style:font-size-complex="10pt" style:font-style-complex="normal" style:font-weight-complex="normal"/>
    </style:style>
    <style:style style:name="P1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53018" officeooo:paragraph-rsid="00153018" style:font-size-asian="10pt" style:font-style-asian="normal" style:font-weight-asian="normal" style:font-size-complex="10pt" style:font-style-complex="normal" style:font-weight-complex="normal"/>
    </style:style>
    <style:style style:name="P17"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6d85e" officeooo:paragraph-rsid="00172e09" style:font-size-asian="10pt" style:font-style-asian="normal" style:font-weight-asian="normal" style:font-size-complex="10pt" style:font-style-complex="normal" style:font-weight-complex="normal"/>
    </style:style>
    <style:style style:name="P18"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91233" officeooo:paragraph-rsid="00191233" style:font-size-asian="10pt" style:font-style-asian="normal" style:font-weight-asian="normal" style:font-size-complex="10pt" style:font-style-complex="normal" style:font-weight-complex="normal"/>
    </style:style>
    <style:style style:name="P1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af9bd" officeooo:paragraph-rsid="001af9bd" style:font-size-asian="10pt" style:font-style-asian="normal" style:font-weight-asian="normal" style:font-size-complex="10pt" style:font-style-complex="normal" style:font-weight-complex="normal"/>
    </style:style>
    <style:style style:name="P2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4ce074" officeooo:paragraph-rsid="001af9bd" style:font-size-asian="10pt" style:font-style-asian="normal" style:font-weight-asian="normal" style:font-size-complex="10pt" style:font-style-complex="normal" style:font-weight-complex="normal"/>
    </style:style>
    <style:style style:name="P21"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48819f" officeooo:paragraph-rsid="001c4c28" style:font-size-asian="10pt" style:font-style-asian="normal" style:font-weight-asian="normal" style:font-size-complex="10pt" style:font-style-complex="normal" style:font-weight-complex="normal"/>
    </style:style>
    <style:style style:name="P2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c4c28" officeooo:paragraph-rsid="001c4c28" style:font-size-asian="10pt" style:font-style-asian="normal" style:font-weight-asian="normal" style:font-size-complex="10pt" style:font-style-complex="normal" style:font-weight-complex="normal"/>
    </style:style>
    <style:style style:name="P2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dc7c0" officeooo:paragraph-rsid="001dc7c0" style:font-size-asian="10pt" style:font-style-asian="normal" style:font-weight-asian="normal" style:font-size-complex="10pt" style:font-style-complex="normal" style:font-weight-complex="normal"/>
    </style:style>
    <style:style style:name="P24"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1f880c" officeooo:paragraph-rsid="001f880c" style:font-size-asian="10pt" style:font-style-asian="normal" style:font-weight-asian="normal" style:font-size-complex="10pt" style:font-style-complex="normal" style:font-weight-complex="normal"/>
    </style:style>
    <style:style style:name="P25"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00263" officeooo:paragraph-rsid="00200263" style:font-size-asian="10pt" style:font-style-asian="normal" style:font-weight-asian="normal" style:font-size-complex="10pt" style:font-style-complex="normal" style:font-weight-complex="normal"/>
    </style:style>
    <style:style style:name="P2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00263" officeooo:paragraph-rsid="0038d144" style:font-size-asian="10pt" style:font-style-asian="normal" style:font-weight-asian="normal" style:font-size-complex="10pt" style:font-style-complex="normal" style:font-weight-complex="normal"/>
    </style:style>
    <style:style style:name="P27"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3731c" officeooo:paragraph-rsid="0023731c" style:font-size-asian="10pt" style:font-style-asian="normal" style:font-weight-asian="normal" style:font-size-complex="10pt" style:font-style-complex="normal" style:font-weight-complex="normal"/>
    </style:style>
    <style:style style:name="P28"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6b298" officeooo:paragraph-rsid="0026b298" style:font-size-asian="10pt" style:font-style-asian="normal" style:font-weight-asian="normal" style:font-size-complex="10pt" style:font-style-complex="normal" style:font-weight-complex="normal"/>
    </style:style>
    <style:style style:name="P2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8b1ac" officeooo:paragraph-rsid="0028b1ac" style:font-size-asian="10pt" style:font-style-asian="normal" style:font-weight-asian="normal" style:font-size-complex="10pt" style:font-style-complex="normal" style:font-weight-complex="normal"/>
    </style:style>
    <style:style style:name="P3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a793b" officeooo:paragraph-rsid="002a793b" style:font-size-asian="10pt" style:font-style-asian="normal" style:font-weight-asian="normal" style:font-size-complex="10pt" style:font-style-complex="normal" style:font-weight-complex="normal"/>
    </style:style>
    <style:style style:name="P31"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c448c" officeooo:paragraph-rsid="002c448c" style:font-size-asian="10pt" style:font-style-asian="normal" style:font-weight-asian="normal" style:font-size-complex="10pt" style:font-style-complex="normal" style:font-weight-complex="normal"/>
    </style:style>
    <style:style style:name="P3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d965f" officeooo:paragraph-rsid="002d965f" style:font-size-asian="10pt" style:font-style-asian="normal" style:font-weight-asian="normal" style:font-size-complex="10pt" style:font-style-complex="normal" style:font-weight-complex="normal"/>
    </style:style>
    <style:style style:name="P3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0a53f" officeooo:paragraph-rsid="0030a53f" style:font-size-asian="10pt" style:font-style-asian="normal" style:font-weight-asian="normal" style:font-size-complex="10pt" style:font-style-complex="normal" style:font-weight-complex="normal"/>
    </style:style>
    <style:style style:name="P34"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32874" officeooo:paragraph-rsid="00332874" style:font-size-asian="10pt" style:font-style-asian="normal" style:font-weight-asian="normal" style:font-size-complex="10pt" style:font-style-complex="normal" style:font-weight-complex="normal"/>
    </style:style>
    <style:style style:name="P35"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356ce" officeooo:paragraph-rsid="003356ce" style:font-size-asian="10pt" style:font-style-asian="normal" style:font-weight-asian="normal" style:font-size-complex="10pt" style:font-style-complex="normal" style:font-weight-complex="normal"/>
    </style:style>
    <style:style style:name="P3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50a16" officeooo:paragraph-rsid="00350a16" style:font-size-asian="10pt" style:font-style-asian="normal" style:font-weight-asian="normal" style:font-size-complex="10pt" style:font-style-complex="normal" style:font-weight-complex="normal"/>
    </style:style>
    <style:style style:name="P37"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55aa2" officeooo:paragraph-rsid="00355aa2" style:font-size-asian="10pt" style:font-style-asian="normal" style:font-weight-asian="normal" style:font-size-complex="10pt" style:font-style-complex="normal" style:font-weight-complex="normal"/>
    </style:style>
    <style:style style:name="P38"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ab3de" officeooo:paragraph-rsid="003ab3de" style:font-size-asian="10pt" style:font-style-asian="normal" style:font-weight-asian="normal" style:font-size-complex="10pt" style:font-style-complex="normal" style:font-weight-complex="normal"/>
    </style:style>
    <style:style style:name="P3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c279c" officeooo:paragraph-rsid="005a9b66" style:font-size-asian="10pt" style:font-style-asian="normal" style:font-weight-asian="normal" style:font-size-complex="10pt" style:font-style-complex="normal" style:font-weight-complex="normal"/>
    </style:style>
    <style:style style:name="P4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cca52" officeooo:paragraph-rsid="003cca52" style:font-size-asian="10pt" style:font-style-asian="normal" style:font-weight-asian="normal" style:font-size-complex="10pt" style:font-style-complex="normal" style:font-weight-complex="normal"/>
    </style:style>
    <style:style style:name="P41"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e8967" officeooo:paragraph-rsid="005a9b66" style:font-size-asian="10pt" style:font-style-asian="normal" style:font-weight-asian="normal" style:font-size-complex="10pt" style:font-style-complex="normal" style:font-weight-complex="normal"/>
    </style:style>
    <style:style style:name="P42" style:family="paragraph" style:parent-style-name="Standard">
      <loext:graphic-properties draw:fill="solid" draw:fill-color="#cccccc" draw:opacity="100%"/>
      <style:paragraph-properties fo:background-color="#cccccc"/>
      <style:text-properties style:use-window-font-color="true" style:font-name="Open Sans" fo:font-size="10pt" fo:font-style="normal" style:text-underline-style="none" fo:font-weight="normal" officeooo:rsid="003e8967" officeooo:paragraph-rsid="005a9b66" style:font-size-asian="10pt" style:font-style-asian="normal" style:font-weight-asian="normal" style:font-size-complex="10pt" style:font-style-complex="normal" style:font-weight-complex="normal"/>
    </style:style>
    <style:style style:name="P4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3f0138" officeooo:paragraph-rsid="005a9b66" style:font-size-asian="10pt" style:font-style-asian="normal" style:font-weight-asian="normal" style:font-size-complex="10pt" style:font-style-complex="normal" style:font-weight-complex="normal"/>
    </style:style>
    <style:style style:name="P44" style:family="paragraph" style:parent-style-name="Standard">
      <loext:graphic-properties draw:fill="solid" draw:fill-color="#dddddd" draw:opacity="100%"/>
      <style:paragraph-properties fo:background-color="#dddddd"/>
      <style:text-properties style:use-window-font-color="true" style:font-name="Open Sans" fo:font-size="10pt" fo:font-style="normal" style:text-underline-style="none" fo:font-weight="normal" officeooo:rsid="003f0138" officeooo:paragraph-rsid="005a9b66" style:font-size-asian="10pt" style:font-style-asian="normal" style:font-weight-asian="normal" style:font-size-complex="10pt" style:font-style-complex="normal" style:font-weight-complex="normal"/>
    </style:style>
    <style:style style:name="P45"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405927" officeooo:paragraph-rsid="005a9b66" style:font-size-asian="10pt" style:font-style-asian="normal" style:font-weight-asian="normal" style:font-size-complex="10pt" style:font-style-complex="normal" style:font-weight-complex="normal"/>
    </style:style>
    <style:style style:name="P46" style:family="paragraph" style:parent-style-name="Standard">
      <loext:graphic-properties draw:fill="solid" draw:fill-color="#dddddd" draw:opacity="100%"/>
      <style:paragraph-properties fo:background-color="#dddddd"/>
      <style:text-properties style:use-window-font-color="true" style:font-name="Open Sans" fo:font-size="10pt" fo:font-style="normal" style:text-underline-style="none" fo:font-weight="normal" officeooo:rsid="00405927" officeooo:paragraph-rsid="005a9b66" style:font-size-asian="10pt" style:font-style-asian="normal" style:font-weight-asian="normal" style:font-size-complex="10pt" style:font-style-complex="normal" style:font-weight-complex="normal"/>
    </style:style>
    <style:style style:name="P47"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4234d4" officeooo:paragraph-rsid="005a9b66" style:font-size-asian="10pt" style:font-style-asian="normal" style:font-weight-asian="normal" style:font-size-complex="10pt" style:font-style-complex="normal" style:font-weight-complex="normal"/>
    </style:style>
    <style:style style:name="P48" style:family="paragraph" style:parent-style-name="Standard">
      <loext:graphic-properties draw:fill="solid" draw:fill-color="#dddddd" draw:opacity="100%"/>
      <style:paragraph-properties fo:background-color="#dddddd"/>
      <style:text-properties style:use-window-font-color="true" style:font-name="Open Sans" fo:font-size="10pt" fo:font-style="normal" style:text-underline-style="none" fo:font-weight="normal" officeooo:rsid="00460925" officeooo:paragraph-rsid="00460925" style:font-size-asian="10pt" style:font-style-asian="normal" style:font-weight-asian="normal" style:font-size-complex="10pt" style:font-style-complex="normal" style:font-weight-complex="normal"/>
    </style:style>
    <style:style style:name="P4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460925" officeooo:paragraph-rsid="00200263" style:font-size-asian="10pt" style:font-style-asian="normal" style:font-weight-asian="normal" style:font-size-complex="10pt" style:font-style-complex="normal" style:font-weight-complex="normal"/>
    </style:style>
    <style:style style:name="P5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4a86ec" officeooo:paragraph-rsid="004a86ec" style:font-size-asian="10pt" style:font-style-asian="normal" style:font-weight-asian="normal" style:font-size-complex="10pt" style:font-style-complex="normal" style:font-weight-complex="normal"/>
    </style:style>
    <style:style style:name="P51" style:family="paragraph" style:parent-style-name="Standard">
      <loext:graphic-properties draw:fill="solid" draw:fill-color="#dddddd" draw:opacity="100%"/>
      <style:paragraph-properties fo:background-color="#dddddd"/>
      <style:text-properties style:use-window-font-color="true" style:font-name="Open Sans" fo:font-size="10pt" fo:font-style="normal" style:text-underline-style="none" fo:font-weight="normal" officeooo:rsid="0057b988" officeooo:paragraph-rsid="0057b988" style:font-size-asian="10pt" style:font-style-asian="normal" style:font-weight-asian="normal" style:font-size-complex="10pt" style:font-style-complex="normal" style:font-weight-complex="normal"/>
    </style:style>
    <style:style style:name="P5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57b988" officeooo:paragraph-rsid="0057b988" style:font-size-asian="10pt" style:font-style-asian="normal" style:font-weight-asian="normal" style:font-size-complex="10pt" style:font-style-complex="normal" style:font-weight-complex="normal"/>
    </style:style>
    <style:style style:name="P53"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57b988" officeooo:paragraph-rsid="00587500" style:font-size-asian="10pt" style:font-style-asian="normal" style:font-weight-asian="normal" style:font-size-complex="10pt" style:font-style-complex="normal" style:font-weight-complex="normal"/>
    </style:style>
    <style:style style:name="P54"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587500" officeooo:paragraph-rsid="00587500" style:font-size-asian="10pt" style:font-style-asian="normal" style:font-weight-asian="normal" style:font-size-complex="10pt" style:font-style-complex="normal" style:font-weight-complex="normal"/>
    </style:style>
    <style:style style:name="P55" style:family="paragraph" style:parent-style-name="Standard">
      <loext:graphic-properties draw:fill="solid" draw:fill-color="#dddddd" draw:opacity="100%"/>
      <style:paragraph-properties fo:background-color="#dddddd"/>
      <style:text-properties style:use-window-font-color="true" style:font-name="Open Sans" fo:font-size="10pt" fo:font-style="normal" style:text-underline-style="none" fo:font-weight="normal" officeooo:rsid="00587500" officeooo:paragraph-rsid="00587500" style:font-size-asian="10pt" style:font-style-asian="normal" style:font-weight-asian="normal" style:font-size-complex="10pt" style:font-style-complex="normal" style:font-weight-complex="normal"/>
    </style:style>
    <style:style style:name="P5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bold" officeooo:rsid="0034c431" officeooo:paragraph-rsid="0013fc34" style:font-size-asian="10pt" style:font-style-asian="normal" style:font-weight-asian="bold" style:font-size-complex="10pt" style:font-style-complex="normal" style:font-weight-complex="bold"/>
    </style:style>
    <style:style style:name="P57"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bold" officeooo:rsid="003e8967" officeooo:paragraph-rsid="005a9b66" style:font-size-asian="10pt" style:font-style-asian="normal" style:font-weight-asian="bold" style:font-size-complex="10pt" style:font-style-complex="normal" style:font-weight-complex="bold"/>
    </style:style>
    <style:style style:name="P58"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bold" officeooo:rsid="00405927" officeooo:paragraph-rsid="005a9b66" style:font-size-asian="10pt" style:font-style-asian="normal" style:font-weight-asian="bold" style:font-size-complex="10pt" style:font-style-complex="normal" style:font-weight-complex="bold"/>
    </style:style>
    <style:style style:name="P59"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bold" officeooo:rsid="00351f50" officeooo:paragraph-rsid="00587500" style:font-size-asian="10pt" style:font-style-asian="normal" style:font-weight-asian="bold" style:font-size-complex="10pt" style:font-style-complex="normal" style:font-weight-complex="bold"/>
    </style:style>
    <style:style style:name="P60"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solid" style:text-underline-width="auto" style:text-underline-color="font-color" fo:font-weight="bold" officeooo:rsid="002bb2d9" officeooo:paragraph-rsid="0013fc34" style:font-size-asian="10pt" style:font-style-asian="normal" style:font-weight-asian="bold" style:font-size-complex="10pt" style:font-style-complex="normal" style:font-weight-complex="bold"/>
    </style:style>
    <style:style style:name="P61"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solid" style:text-underline-width="auto" style:text-underline-color="font-color" fo:font-weight="normal" officeooo:rsid="002be2e5" officeooo:paragraph-rsid="0013fc34" style:font-size-asian="10pt" style:font-style-asian="normal" style:font-weight-asian="normal" style:font-size-complex="10pt" style:font-style-complex="normal" style:font-weight-complex="normal"/>
    </style:style>
    <style:style style:name="P62"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fo:font-weight="normal" officeooo:paragraph-rsid="001dc7c0"/>
    </style:style>
    <style:style style:name="P63" style:family="paragraph" style:parent-style-name="Standard">
      <loext:graphic-properties draw:fill="none" draw:fill-color="#ffffff" draw:opacity="100%"/>
      <style:paragraph-properties fo:background-color="transparent"/>
      <style:text-properties style:use-window-font-color="true" style:font-name="Open Sans" fo:font-size="10pt" fo:font-style="italic" style:text-underline-style="none" fo:font-weight="bold" officeooo:rsid="00521288" officeooo:paragraph-rsid="001c4c28" style:font-size-asian="10pt" style:font-style-asian="italic" style:font-weight-asian="bold" style:font-size-complex="10pt" style:font-style-complex="italic" style:font-weight-complex="bold"/>
    </style:style>
    <style:style style:name="P64" style:family="paragraph" style:parent-style-name="Standard">
      <loext:graphic-properties draw:fill="none" draw:fill-color="#ffffff" draw:opacity="100%"/>
      <style:paragraph-properties fo:background-color="transparent"/>
      <style:text-properties style:use-window-font-color="true" style:font-name="Open Sans" fo:font-size="10pt" fo:font-style="italic" style:text-underline-style="none" fo:font-weight="bold" officeooo:rsid="001dc7c0" officeooo:paragraph-rsid="001c4c28" style:font-size-asian="10pt" style:font-style-asian="italic" style:font-weight-asian="bold" style:font-size-complex="10pt" style:font-style-complex="italic" style:font-weight-complex="bold"/>
    </style:style>
    <style:style style:name="P65" style:family="paragraph" style:parent-style-name="Standard">
      <loext:graphic-properties draw:fill="none" draw:fill-color="#ffffff" draw:opacity="100%"/>
      <style:paragraph-properties fo:background-color="transparent"/>
      <style:text-properties style:use-window-font-color="true" style:font-name="Open Sans" fo:font-size="10pt" fo:font-style="italic" style:text-underline-style="none" fo:font-weight="bold" officeooo:rsid="001dc7c0" officeooo:paragraph-rsid="0037e2f9" style:font-size-asian="10pt" style:font-style-asian="italic" style:font-weight-asian="bold" style:font-size-complex="10pt" style:font-style-complex="italic" style:font-weight-complex="bold"/>
    </style:style>
    <style:style style:name="P66" style:family="paragraph" style:parent-style-name="Standard">
      <loext:graphic-properties draw:fill="none" draw:fill-color="#ffffff" draw:opacity="100%"/>
      <style:paragraph-properties fo:background-color="transparent"/>
      <style:text-properties style:use-window-font-color="true" style:font-name="Open Sans" fo:font-size="10pt" fo:font-style="italic" style:text-underline-style="none" fo:font-weight="bold" officeooo:rsid="004ce074" officeooo:paragraph-rsid="001af9bd" style:font-size-asian="10pt" style:font-style-asian="italic" style:font-weight-asian="bold" style:font-size-complex="10pt" style:font-style-complex="italic" style:font-weight-complex="bold"/>
    </style:style>
    <style:style style:name="P67" style:family="paragraph" style:parent-style-name="Standard">
      <loext:graphic-properties draw:fill="none" draw:fill-color="#ffffff" draw:opacity="100%"/>
      <style:paragraph-properties fo:background-color="transparent"/>
      <style:text-properties style:use-window-font-color="true" style:font-name="Open Sans" fo:font-size="10pt" fo:font-style="italic" style:text-underline-style="none" fo:font-weight="bold" officeooo:rsid="005b9a81" officeooo:paragraph-rsid="005b9a81" style:font-size-asian="10pt" style:font-style-asian="italic" style:font-weight-asian="bold" style:font-size-complex="10pt" style:font-style-complex="italic" style:font-weight-complex="bold"/>
    </style:style>
    <style:style style:name="P68" style:family="paragraph" style:parent-style-name="Standard">
      <style:text-properties officeooo:rsid="0046caa0" officeooo:paragraph-rsid="00146048"/>
    </style:style>
    <style:style style:name="P69" style:family="paragraph" style:parent-style-name="Standard">
      <style:text-properties officeooo:paragraph-rsid="00146048"/>
    </style:style>
    <style:style style:name="P70" style:family="paragraph" style:parent-style-name="Standard">
      <style:text-properties officeooo:rsid="004ce074" officeooo:paragraph-rsid="001c4c28"/>
    </style:style>
    <style:style style:name="P71" style:family="paragraph" style:parent-style-name="Standard">
      <style:text-properties officeooo:rsid="0048819f" officeooo:paragraph-rsid="001c4c28"/>
    </style:style>
    <style:style style:name="P72" style:family="paragraph" style:parent-style-name="Standard">
      <loext:graphic-properties draw:fill="none" draw:fill-color="#ffffff" draw:opacity="100%"/>
      <style:paragraph-properties fo:break-before="page" fo:background-color="transparent"/>
      <style:text-properties style:use-window-font-color="true" style:font-name="Open Sans" fo:font-size="10pt" fo:font-style="normal" style:text-underline-style="none" fo:font-weight="normal" officeooo:rsid="00146048" officeooo:paragraph-rsid="00146048" style:font-size-asian="10pt" style:font-style-asian="normal" style:font-weight-asian="normal" style:font-size-complex="10pt" style:font-style-complex="normal" style:font-weight-complex="normal"/>
    </style:style>
    <style:style style:name="P73" style:family="paragraph" style:parent-style-name="Standard">
      <loext:graphic-properties draw:fill="none" draw:fill-color="#ffffff" draw:opacity="100%"/>
      <style:paragraph-properties fo:break-before="page" fo:background-color="transparent"/>
      <style:text-properties style:use-window-font-color="true" style:font-name="Open Sans" fo:font-size="10pt" fo:font-style="normal" style:text-underline-style="none" fo:font-weight="normal" officeooo:rsid="0026b298" officeooo:paragraph-rsid="0026b298" style:font-size-asian="10pt" style:font-style-asian="normal" style:font-weight-asian="normal" style:font-size-complex="10pt" style:font-style-complex="normal" style:font-weight-complex="normal"/>
    </style:style>
    <style:style style:name="P74" style:family="paragraph" style:parent-style-name="Standard">
      <loext:graphic-properties draw:fill="none" draw:fill-color="#ffffff" draw:opacity="100%"/>
      <style:paragraph-properties fo:break-before="page" fo:background-color="transparent"/>
      <style:text-properties style:use-window-font-color="true" style:font-name="Open Sans" fo:font-size="10pt" fo:font-style="normal" style:text-underline-style="none" fo:font-weight="bold" officeooo:rsid="00351f50" officeooo:paragraph-rsid="00587500" style:font-size-asian="10pt" style:font-style-asian="normal" style:font-weight-asian="bold" style:font-size-complex="10pt" style:font-style-complex="normal" style:font-weight-complex="bold"/>
    </style:style>
    <style:style style:name="P75" style:family="paragraph" style:parent-style-name="Standard">
      <loext:graphic-properties draw:fill="none" draw:fill-color="#ffffff" draw:opacity="100%"/>
      <style:paragraph-properties fo:break-before="page" fo:background-color="transparent"/>
      <style:text-properties style:use-window-font-color="true" style:font-name="Open Sans" fo:font-size="10pt" fo:font-style="normal" style:text-underline-style="none" fo:font-weight="bold" officeooo:rsid="00587500" officeooo:paragraph-rsid="005a9b66" style:font-size-asian="10pt" style:font-style-asian="normal" style:font-weight-asian="bold" style:font-size-complex="10pt" style:font-style-complex="normal" style:font-weight-complex="bold"/>
    </style:style>
    <style:style style:name="P76" style:family="paragraph" style:parent-style-name="Standard">
      <loext:graphic-properties draw:fill="none" draw:fill-color="#ffffff" draw:opacity="100%"/>
      <style:paragraph-properties fo:break-before="page" fo:background-color="transparent"/>
      <style:text-properties style:use-window-font-color="true" style:font-name="Open Sans" fo:font-size="10pt" fo:font-style="normal" style:text-underline-style="none" fo:font-weight="bold" officeooo:rsid="0034c431" officeooo:paragraph-rsid="0013fc34" style:font-size-asian="10pt" style:font-style-asian="normal" style:font-weight-asian="bold" style:font-size-complex="10pt" style:font-style-complex="normal" style:font-weight-complex="bold"/>
    </style:style>
    <style:style style:name="P77" style:family="paragraph" style:parent-style-name="Text_20_body">
      <style:paragraph-properties fo:margin-left="0cm" fo:margin-right="0cm" fo:orphans="2" fo:widows="2" fo:text-indent="0cm" style:auto-text-indent="false"/>
      <style:text-properties officeooo:paragraph-rsid="0013fc34"/>
    </style:style>
    <style:style style:name="P78" style:family="paragraph" style:parent-style-name="Text_20_body">
      <style:paragraph-properties fo:margin-left="0cm" fo:margin-right="0cm" fo:orphans="2" fo:widows="2" fo:text-indent="0cm" style:auto-text-indent="false"/>
      <style:text-properties fo:font-variant="normal" fo:text-transform="none" fo:color="#0c3c26" style:font-name="Roboto" fo:font-size="10.5pt" fo:letter-spacing="normal" fo:font-style="normal" fo:font-weight="normal" officeooo:paragraph-rsid="0013fc34"/>
    </style:style>
    <style:style style:name="P79" style:family="paragraph" style:parent-style-name="Preformatted_20_Text">
      <style:paragraph-properties fo:margin-left="0cm" fo:margin-right="0cm" fo:margin-top="0cm" fo:margin-bottom="0cm" loext:contextual-spacing="false" fo:line-height="140%" fo:orphans="2" fo:widows="2" fo:text-indent="0cm" style:auto-text-indent="false" fo:padding="0cm" fo:border="none"/>
      <style:text-properties fo:font-variant="normal" fo:text-transform="none" fo:color="#404040" style:font-name="SFMono-Regular" fo:font-size="9pt" fo:letter-spacing="normal" fo:font-style="normal" fo:font-weight="normal" officeooo:paragraph-rsid="005a9b66" fo:background-color="#eeffcc" loext:padding="0cm" loext:border="none"/>
    </style:style>
    <style:style style:name="P80" style:family="paragraph" style:parent-style-name="Preformatted_20_Text">
      <loext:graphic-properties draw:fill="none" draw:fill-color="#ffffff" draw:opacity="100%"/>
      <style:paragraph-properties fo:margin-left="0cm" fo:margin-right="0cm" fo:margin-top="0cm" fo:margin-bottom="0cm" loext:contextual-spacing="false" fo:line-height="140%" fo:orphans="2" fo:widows="2" fo:text-indent="0cm" style:auto-text-indent="false" fo:background-color="transparent" fo:padding="0cm" fo:border="none"/>
      <style:text-properties fo:font-variant="normal" fo:text-transform="none" fo:color="#404040" style:font-name="SFMono-Regular" fo:font-size="9pt" fo:letter-spacing="normal" fo:font-style="normal" style:text-underline-style="none" fo:font-weight="normal" officeooo:rsid="00405927" officeooo:paragraph-rsid="005a9b66" fo:background-color="#eeffcc" style:font-size-asian="10pt" style:font-style-asian="normal" style:font-weight-asian="normal" style:font-size-complex="10pt" style:font-style-complex="normal" style:font-weight-complex="normal" loext:padding="0cm" loext:border="none"/>
    </style:style>
    <style:style style:name="P81" style:family="paragraph" style:parent-style-name="Preformatted_20_Text">
      <loext:graphic-properties draw:fill="none" draw:fill-color="#ffffff" draw:opacity="100%"/>
      <style:paragraph-properties fo:background-color="transparent"/>
      <style:text-properties fo:font-variant="normal" fo:text-transform="none" fo:color="#404040" style:font-name="SFMono-Regular" fo:font-size="9pt" fo:letter-spacing="normal" fo:font-style="normal" style:text-underline-style="none" fo:font-weight="normal" officeooo:rsid="00146048" officeooo:paragraph-rsid="00146048" style:font-size-asian="10pt" style:font-style-asian="normal" style:font-weight-asian="normal" style:font-size-complex="10pt" style:font-style-complex="normal" style:font-weight-complex="normal"/>
    </style:style>
    <style:style style:name="P82" style:family="paragraph" style:parent-style-name="Preformatted_20_Text">
      <loext:graphic-properties draw:fill="none" draw:fill-color="#ffffff" draw:opacity="100%"/>
      <style:paragraph-properties fo:background-color="transparent"/>
      <style:text-properties fo:font-variant="normal" fo:text-transform="none" fo:color="#404040" style:font-name="SFMono-Regular" fo:font-size="9pt" fo:letter-spacing="normal" fo:font-style="normal" style:text-underline-style="none" fo:font-weight="normal" officeooo:rsid="003356ce" officeooo:paragraph-rsid="003356ce" style:font-size-asian="10pt" style:font-style-asian="normal" style:font-weight-asian="normal" style:font-size-complex="10pt" style:font-style-complex="normal" style:font-weight-complex="normal"/>
    </style:style>
    <style:style style:name="P83" style:family="paragraph" style:parent-style-name="Preformatted_20_Text">
      <loext:graphic-properties draw:fill="none" draw:fill-color="#ffffff" draw:opacity="100%"/>
      <style:paragraph-properties fo:background-color="transparent"/>
      <style:text-properties fo:font-variant="normal" fo:text-transform="none" fo:color="#404040" style:font-name="SFMono-Regular" fo:font-size="9pt" fo:letter-spacing="normal" fo:font-style="normal" style:text-underline-style="none" fo:font-weight="normal" officeooo:rsid="001c4c28" officeooo:paragraph-rsid="001c4c28"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margin-left="0.529cm" fo:margin-right="0.529cm" fo:margin-top="0.397cm" fo:margin-bottom="0.397cm" loext:contextual-spacing="false" fo:orphans="2" fo:widows="2" fo:text-indent="0cm" style:auto-text-indent="false"/>
      <style:text-properties fo:font-variant="normal" fo:text-transform="none" fo:color="#0c4b33" style:font-name="Fira Mono" fo:font-size="10.5pt" fo:letter-spacing="normal" fo:font-style="normal" fo:font-weight="normal" officeooo:paragraph-rsid="0013fc34" fo:background-color="#f8f8f8" loext:padding="0.049cm" loext:border="0.06pt solid #eaeaea"/>
    </style:style>
    <style:style style:name="P85" style:family="paragraph" style:parent-style-name="Text_20_body">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405927" officeooo:paragraph-rsid="005a9b66" style:font-size-asian="10pt" style:font-style-asian="normal" style:font-weight-asian="normal" style:font-size-complex="10pt" style:font-style-complex="normal" style:font-weight-complex="normal"/>
    </style:style>
    <style:style style:name="P86" style:family="paragraph" style:parent-style-name="Standard">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5d585b" officeooo:paragraph-rsid="005d585b" style:font-size-asian="10pt" style:font-style-asian="normal" style:font-weight-asian="normal" style:font-size-complex="10pt" style:font-style-complex="normal" style:font-weight-complex="normal"/>
    </style:style>
    <style:style style:name="P87" style:family="paragraph" style:parent-style-name="Standard">
      <loext:graphic-properties draw:fill="none" draw:fill-color="#ffffff" draw:opacity="100%"/>
      <style:paragraph-properties fo:break-before="page" fo:background-color="transparent"/>
      <style:text-properties style:use-window-font-color="true" style:font-name="Open Sans" fo:font-size="10pt" fo:font-style="normal" style:text-underline-style="none" fo:font-weight="normal" officeooo:rsid="005d585b" officeooo:paragraph-rsid="005d585b" style:font-size-asian="10pt" style:font-style-asian="normal" style:font-weight-asian="normal" style:font-size-complex="10pt" style:font-style-complex="normal" style:font-weight-complex="normal"/>
    </style:style>
    <style:style style:name="P88" style:family="paragraph" style:parent-style-name="Text_20_body">
      <loext:graphic-properties draw:fill="none" draw:fill-color="#ffffff" draw:opacity="100%"/>
      <style:paragraph-properties fo:background-color="transparent"/>
      <style:text-properties officeooo:paragraph-rsid="005d585b"/>
    </style:style>
    <style:style style:name="P89" style:family="paragraph" style:parent-style-name="Preformatted_20_Text">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5d585b" officeooo:paragraph-rsid="005d585b" style:font-size-asian="10pt" style:font-style-asian="normal" style:font-weight-asian="normal" style:font-size-complex="10pt" style:font-style-complex="normal" style:font-weight-complex="normal"/>
    </style:style>
    <style:style style:name="P90" style:family="paragraph" style:parent-style-name="Preformatted_20_Text" style:list-style-name="L1">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265cm" fo:border="1.5pt solid #dddddd"/>
      <style:text-properties style:use-window-font-color="true" style:font-name="Open Sans" fo:font-size="10pt" fo:font-style="normal" style:text-underline-style="none" fo:font-weight="normal" officeooo:rsid="0028b1ac" officeooo:paragraph-rsid="002991f0" style:font-size-asian="10pt" style:font-style-asian="normal" style:font-weight-asian="normal" style:font-size-complex="10pt" style:font-style-complex="normal" style:font-weight-complex="normal"/>
    </style:style>
    <style:style style:name="P91" style:family="paragraph" style:parent-style-name="Preformatted_20_Text">
      <style:paragraph-properties fo:margin-top="0cm" fo:margin-bottom="0cm" loext:contextual-spacing="false" style:line-height-at-least="0.582cm" fo:orphans="2" fo:widows="2"/>
    </style:style>
    <style:style style:name="P92" style:family="paragraph" style:parent-style-name="Heading_20_3">
      <loext:graphic-properties draw:fill="none" draw:fill-color="#ffffff" draw:opacity="100%"/>
      <style:paragraph-properties fo:background-color="transparent"/>
      <style:text-properties style:use-window-font-color="true" style:font-name="Open Sans" fo:font-size="10pt" fo:font-style="normal" style:text-underline-style="none" fo:font-weight="normal" officeooo:rsid="002d2e5c" officeooo:paragraph-rsid="0013fc34" style:font-size-asian="10pt" style:font-style-asian="normal" style:font-weight-asian="normal" style:font-size-complex="10pt" style:font-style-complex="normal" style:font-weight-complex="normal"/>
    </style:style>
    <style:style style:name="T1" style:family="text">
      <style:text-properties fo:font-variant="normal" fo:text-transform="none" fo:color="#0c4b33" style:font-name="Fira Mono" fo:letter-spacing="normal" fo:font-weight="bold"/>
    </style:style>
    <style:style style:name="T2" style:family="text">
      <style:text-properties fo:font-variant="normal" fo:text-transform="none" fo:color="#0c4b33" style:font-name="Fira Mono" fo:font-size="10.5pt" fo:letter-spacing="normal" fo:font-style="normal" fo:font-weight="bold"/>
    </style:style>
    <style:style style:name="T3" style:family="text">
      <style:text-properties fo:font-variant="normal" fo:text-transform="none" fo:color="#0c4b33" style:text-line-through-style="none" style:text-line-through-type="none" style:font-name="Fira Mono" fo:font-size="10.5pt" fo:letter-spacing="normal" fo:font-style="normal" style:text-underline-style="none" fo:font-weight="bold" style:text-blinking="false"/>
    </style:style>
    <style:style style:name="T4" style:family="text">
      <style:text-properties fo:font-variant="normal" fo:text-transform="none" fo:color="#20aa76" style:text-line-through-style="none" style:text-line-through-type="none" style:font-name="Roboto" fo:letter-spacing="normal" fo:font-weight="bold" style:text-blinking="false"/>
    </style:style>
    <style:style style:name="T5" style:family="text">
      <style:text-properties fo:font-variant="normal" fo:text-transform="none" fo:color="#0c3c26" style:font-name="Roboto" fo:font-size="10.5pt" fo:letter-spacing="normal" fo:font-style="normal" fo:font-weight="normal"/>
    </style:style>
    <style:style style:name="T6" style:family="text">
      <style:text-properties fo:font-variant="normal" fo:text-transform="none" fo:color="#333333" style:font-name="monospace" fo:font-size="11.25pt" fo:letter-spacing="normal"/>
    </style:style>
    <style:style style:name="T7" style:family="text">
      <style:text-properties fo:font-variant="normal" fo:text-transform="none" fo:color="#333333" style:font-name="Ubuntu" fo:font-size="9.75pt" fo:letter-spacing="normal"/>
    </style:style>
    <style:style style:name="T8" style:family="text">
      <style:text-properties fo:font-variant="normal" fo:text-transform="none" fo:color="#333333" style:font-name="Ubuntu" fo:font-size="9.75pt" fo:letter-spacing="normal" fo:font-style="italic"/>
    </style:style>
    <style:style style:name="T9" style:family="text">
      <style:text-properties fo:font-variant="normal" fo:text-transform="none" fo:color="#666666" style:font-name="monospace" fo:font-size="11.25pt" fo:letter-spacing="normal"/>
    </style:style>
    <style:style style:name="T10" style:family="text">
      <style:text-properties fo:font-variant="normal" fo:text-transform="none" fo:color="#404040" style:font-name="Lato" fo:font-size="12pt" fo:letter-spacing="normal"/>
    </style:style>
    <style:style style:name="T11" style:family="text">
      <style:text-properties fo:font-variant="normal" fo:text-transform="none" fo:color="#9b59b6" style:text-line-through-style="none" style:text-line-through-type="none" style:font-name="Lato" fo:font-size="12pt" fo:letter-spacing="normal" style:text-blinking="false"/>
    </style:style>
    <style:style style:name="T12" style:family="text">
      <style:text-properties fo:font-variant="normal" fo:text-transform="none" fo:color="#e74c3c" style:font-name="SFMono-Regular" fo:font-size="9pt" fo:letter-spacing="normal" fo:background-color="#ffffff" loext:char-shading-value="0" loext:padding-left="0.132cm" loext:padding-right="0.132cm" loext:padding-top="0.053cm" loext:padding-bottom="0.053cm" loext:border="0.06pt solid #e1e4e5"/>
    </style:style>
    <style:style style:name="T13"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14" style:family="text">
      <style:text-properties fo:font-variant="normal" fo:text-transform="none" fo:color="#3a3a3a" fo:font-size="10.5pt" fo:letter-spacing="normal" fo:background-color="transparent" loext:char-shading-value="0" loext:padding="0cm" loext:border="none"/>
    </style:style>
    <style:style style:name="T15" style:family="text">
      <style:text-properties fo:font-variant="normal" fo:text-transform="none" fo:color="#3a3a3a" fo:letter-spacing="normal" fo:background-color="transparent" loext:char-shading-value="0" loext:padding="0cm" loext:border="none"/>
    </style:style>
    <style:style style:name="T16" style:family="text">
      <style:text-properties fo:font-variant="normal" fo:text-transform="none" fo:color="#e94849" fo:font-size="10.5pt" fo:letter-spacing="normal" fo:font-style="normal" fo:font-weight="normal" fo:background-color="transparent" loext:char-shading-value="0" loext:padding="0cm" loext:border="none"/>
    </style:style>
    <style:style style:name="T17" style:family="text">
      <style:text-properties fo:font-variant="normal" fo:text-transform="none" fo:color="#e94849" fo:font-size="10.5pt" fo:letter-spacing="normal" fo:background-color="transparent" loext:char-shading-value="0" loext:padding="0cm" loext:border="none"/>
    </style:style>
    <style:style style:name="T18" style:family="text">
      <style:text-properties fo:font-variant="normal" fo:text-transform="none" fo:color="#000000" style:font-name="proxima-nova" fo:font-size="12pt" fo:letter-spacing="normal"/>
    </style:style>
    <style:style style:name="T19" style:family="text">
      <style:text-properties fo:font-variant="normal" fo:text-transform="none" fo:color="#000000" style:font-name="proxima-nova" fo:font-size="11.25pt" fo:letter-spacing="normal" loext:padding="0cm" loext:border="none"/>
    </style:style>
    <style:style style:name="T20" style:family="text">
      <style:text-properties fo:font-variant="normal" fo:text-transform="none" fo:color="#000000" fo:font-size="11.25pt" fo:letter-spacing="normal" loext:padding="0cm" loext:border="none"/>
    </style:style>
    <style:style style:name="T21" style:family="text">
      <style:text-properties fo:font-variant="normal" fo:text-transform="none" fo:color="#000000" fo:letter-spacing="normal"/>
    </style:style>
    <style:style style:name="T22" style:family="text">
      <style:text-properties fo:font-variant="normal" fo:text-transform="none" fo:letter-spacing="normal"/>
    </style:style>
    <style:style style:name="T23" style:family="text">
      <style:text-properties fo:font-variant="normal" fo:text-transform="none" fo:letter-spacing="normal" loext:padding="0cm" loext:border="none"/>
    </style:style>
    <style:style style:name="T24" style:family="text">
      <style:text-properties fo:font-variant="normal" fo:text-transform="none" style:font-name="Open Sans" fo:letter-spacing="normal" loext:padding="0cm" loext:border="none"/>
    </style:style>
    <style:style style:name="T25" style:family="text">
      <style:text-properties fo:font-variant="normal" fo:text-transform="none" style:font-name="Open Sans" fo:letter-spacing="normal" fo:background-color="transparent" loext:char-shading-value="0" loext:padding="0cm" loext:border="none"/>
    </style:style>
    <style:style style:name="T26" style:family="text">
      <style:text-properties fo:font-variant="normal" fo:text-transform="none" style:use-window-font-color="true" style:font-name="Open Sans" fo:font-size="10pt" fo:letter-spacing="normal" fo:font-style="normal" style:text-underline-style="none" fo:font-weight="normal" officeooo:rsid="005d585b" style:font-size-asian="10pt" style:font-style-asian="normal" style:font-weight-asian="normal" style:font-size-complex="10pt" style:font-style-complex="normal" style:font-weight-complex="normal"/>
    </style:style>
    <style:style style:name="T27" style:family="text">
      <style:text-properties fo:font-variant="normal" fo:text-transform="none" style:use-window-font-color="true" style:font-name="Open Sans" fo:font-size="10pt" fo:letter-spacing="normal" fo:font-style="normal" style:text-underline-style="none" fo:font-weight="normal" officeooo:rsid="005d585b" style:font-size-asian="10pt" style:font-style-asian="normal" style:font-weight-asian="normal" style:font-size-complex="10pt" style:font-style-complex="normal" style:font-weight-complex="normal" loext:padding="0cm" loext:border="none"/>
    </style:style>
    <style:style style:name="T28" style:family="text">
      <style:text-properties fo:color="#ba2121"/>
    </style:style>
    <style:style style:name="T29" style:family="text">
      <style:text-properties officeooo:rsid="00302dc3"/>
    </style:style>
    <style:style style:name="T30" style:family="text">
      <style:text-properties officeooo:rsid="00351f50"/>
    </style:style>
    <style:style style:name="T31" style:family="text">
      <style:text-properties officeooo:rsid="00146048"/>
    </style:style>
    <style:style style:name="T32" style:family="text">
      <style:text-properties officeooo:rsid="0048819f"/>
    </style:style>
    <style:style style:name="T33" style:family="text">
      <style:text-properties fo:color="#666666"/>
    </style:style>
    <style:style style:name="T34" style:family="text">
      <style:text-properties fo:color="#666666" fo:font-style="italic" fo:font-weight="bold" officeooo:rsid="00521288" style:font-style-asian="italic" style:font-weight-asian="bold" style:font-style-complex="italic"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21288" style:font-style-asian="italic" style:font-weight-asian="bold" style:font-style-complex="italic" style:font-weight-complex="bold"/>
    </style:style>
    <style:style style:name="T37" style:family="text">
      <style:text-properties fo:font-style="italic" fo:font-weight="bold" officeooo:rsid="004e438b" style:font-style-asian="italic" style:font-weight-asian="bold" style:font-style-complex="italic" style:font-weight-complex="bold"/>
    </style:style>
    <style:style style:name="T38" style:family="text">
      <style:text-properties fo:font-style="italic" fo:font-weight="bold" officeooo:rsid="004fab45" style:font-style-asian="italic" style:font-weight-asian="bold" style:font-style-complex="italic" style:font-weight-complex="bold"/>
    </style:style>
    <style:style style:name="T39" style:family="text">
      <style:text-properties fo:font-style="italic" fo:font-weight="bold" officeooo:rsid="001dc7c0" style:font-style-asian="italic" style:font-weight-asian="bold" style:font-style-complex="italic" style:font-weight-complex="bold"/>
    </style:style>
    <style:style style:name="T40" style:family="text">
      <style:text-properties officeooo:rsid="00521288"/>
    </style:style>
    <style:style style:name="T41" style:family="text">
      <style:text-properties fo:font-weight="bold" officeooo:rsid="004fab45" style:font-weight-asian="bold" style:font-weight-complex="bold"/>
    </style:style>
    <style:style style:name="T42" style:family="text">
      <style:text-properties officeooo:rsid="004e438b"/>
    </style:style>
    <style:style style:name="T43" style:family="text">
      <style:text-properties officeooo:rsid="004fab45"/>
    </style:style>
    <style:style style:name="T44" style:family="text">
      <style:text-properties style:text-underline-style="none" officeooo:rsid="001dc7c0" style:font-size-asian="10pt" style:font-style-asian="normal" style:font-weight-asian="normal" style:font-size-complex="10pt" style:font-style-complex="normal" style:font-weight-complex="normal"/>
    </style:style>
    <style:style style:name="T45" style:family="text">
      <style:text-properties officeooo:rsid="00319591"/>
    </style:style>
    <style:style style:name="T46" style:family="text">
      <style:text-properties fo:color="#007020"/>
    </style:style>
    <style:style style:name="T47" style:family="text">
      <style:text-properties fo:color="#007020" fo:font-style="italic" fo:font-weight="bold" officeooo:rsid="00521288" style:font-style-asian="italic" style:font-weight-asian="bold" style:font-style-complex="italic" style:font-weight-complex="bold"/>
    </style:style>
    <style:style style:name="T48" style:family="text">
      <style:text-properties officeooo:rsid="0033c50f"/>
    </style:style>
    <style:style style:name="T49" style:family="text">
      <style:text-properties style:use-window-font-color="true" style:font-name="Open Sans" fo:font-size="10pt"/>
    </style:style>
    <style:style style:name="T50" style:family="text">
      <style:text-properties fo:color="#bb60d5"/>
    </style:style>
    <style:style style:name="T51" style:family="text">
      <style:text-properties officeooo:rsid="004234d4"/>
    </style:style>
    <style:style style:name="T52" style:family="text">
      <style:text-properties officeooo:rsid="0057b988"/>
    </style:style>
    <style:style style:name="T53" style:family="text">
      <style:text-properties officeooo:rsid="00587500"/>
    </style:style>
    <style:style style:name="T54" style:family="text">
      <style:text-properties officeooo:rsid="005a9b66"/>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ploiement app django sur serveur de prod :</text:p>
      <text:p text:style-name="P1"/>
      <text:p text:style-name="P60">Déployer en production</text:p>
      <text:p text:style-name="P4"/>
      <text:p text:style-name="P4">Méthode 1 : Apache2 et mod_wsgi</text:p>
      <text:p text:style-name="P4">Méthode 2 : nginx/gunicorn</text:p>
      <text:p text:style-name="P4"/>
      <text:p text:style-name="P5">Pré-requis : serveur linux avec accès root</text:p>
      <text:p text:style-name="P5">ou accès ssh</text:p>
      <text:p text:style-name="P5"/>
      <text:p text:style-name="P5">protocole WSGI = spécification qui permet à un serveur web et une application Python de communiquer ensemble et ainsi récupérer les pages web générées par Django.</text:p>
      <text:p text:style-name="P5"/>
      <text:p text:style-name="P61">a) Configuration du projet</text:p>
      <text:p text:style-name="P5">dans settings.py : </text:p>
      <text:p text:style-name="P6">DEBUG = False</text:p>
      <text:p text:style-name="P6">ALLOWED_HOSTS = ['http://192.168.0.217/',]</text:p>
      <text:p text:style-name="P7">ALLOWED_HOSTS = ['www.crepes-bretonnes.com', '.super-crepes.fr']. Le point au début du deuxième élément de la liste permet d'indiquer que tous les sous-domaines sont acceptés, autrement dit, les domaines suivants seront accessibles :super-crepes.fr, www.super-crepes.fr, mobile.super-crepes.fr</text:p>
      <text:p text:style-name="P7">SECRET_KEY : générer une nouvelle clé avec cet outil par ex : <text:a xlink:type="simple" xlink:href="http://www.miniwebtool.com/django-secret-key-generator/" text:style-name="Internet_20_link" text:visited-style-name="Visited_20_Internet_20_Link">http://www.miniwebtool.com/django-secret-key-generator/</text:a></text:p>
      <text:p text:style-name="P7"/>
      <text:h text:style-name="P92" text:outline-level="3"><text:span text:style-name="Source_20_Text"><text:span text:style-name="T1">ADMINS</text:span></text:span><text:a xlink:type="simple" xlink:href="https://docs.djangoproject.com/fr/2.1/ref/settings/#admins" text:style-name="Internet_20_link" text:visited-style-name="Visited_20_Internet_20_Link"><text:span text:style-name="T4">¶</text:span></text:a></text:h>
      <text:p text:style-name="P77"><text:span text:style-name="T5">Valeur par défaut : </text:span><text:span text:style-name="Source_20_Text"><text:span text:style-name="T2">[]</text:span></text:span><text:span text:style-name="T5"> (liste vide)</text:span></text:p>
      <text:p text:style-name="P77"><text:span text:style-name="T5">Une liste de toutes les personnes qui reçoivent les notifications d’erreurs dans le code. Lorsque </text:span><text:a xlink:type="simple" xlink:href="https://docs.djangoproject.com/fr/2.1/ref/settings/#std:setting-DEBUG" text:style-name="Internet_20_link" text:visited-style-name="Visited_20_Internet_20_Link"><text:span text:style-name="Source_20_Text"><text:span text:style-name="T3">DEBUG=False</text:span></text:span></text:a><text:span text:style-name="T5"> et que </text:span><text:a xlink:type="simple" xlink:href="https://docs.djangoproject.com/fr/2.1/topics/logging/#django.utils.log.AdminEmailHandler" text:style-name="Internet_20_link" text:visited-style-name="Visited_20_Internet_20_Link"><text:span text:style-name="Source_20_Text"><text:span text:style-name="T3">AdminEmailHandler</text:span></text:span></text:a><text:span text:style-name="T5"> est configuré dans </text:span><text:a xlink:type="simple" xlink:href="https://docs.djangoproject.com/fr/2.1/ref/settings/#std:setting-LOGGING" text:style-name="Internet_20_link" text:visited-style-name="Visited_20_Internet_20_Link"><text:span text:style-name="Source_20_Text"><text:span text:style-name="T3">LOGGING</text:span></text:span></text:a><text:span text:style-name="T5"> (comportement par défaut), Django envoie un courriel à ces personnes contenant les détails des exceptions produites dans le cycle requête/réponse.</text:span></text:p>
      <text:p text:style-name="P78">Chaque élément de la liste doit être un tuple au format «(nom complet, adresse électronique)». Exemple</text:p>
      <text:p text:style-name="P84">[(<text:span text:style-name="T28">'John'</text:span>, <text:span text:style-name="T28">'john@example.com'</text:span>), (<text:span text:style-name="T28">'Mary'</text:span>, <text:span text:style-name="T28">'mary@example.com'</text:span>)]</text:p>
      <text:p text:style-name="P7"/>
      <text:p text:style-name="P7"/>
      <text:p text:style-name="P7"/>
      <text:p text:style-name="P8">Configuration de SECRET_KEY <text:span text:style-name="T29">voir analyzer_api :</text:span></text:p>
      <text:p text:style-name="P9">utiliser un fichier de config en json</text:p>
      <text:p text:style-name="P9">séparer les configurations de settings en plusieurs fichiers</text:p>
      <text:p text:style-name="P9">changer dans manage.py :</text:p>
      <text:p text:style-name="P9">os.environ.setdefault('DJANGO_SETTINGS_MODULE', "mysite.settings.production")</text:p>
      <text:p text:style-name="P9">pour éviter que ce soit la version de dev qui soit par défaut (en cas d’oubli en prod</text:p>
      <text:p text:style-name="P9">on aura alors la mauvaise config : pb de sécurité)</text:p>
      <text:p text:style-name="P9"/>
      <text:p text:style-name="P9">lancer alors manage.py comme suit : </text:p>
      <text:p text:style-name="P9"># to use different environment settings :</text:p>
      <text:p text:style-name="P9"># python manage.py runserver --settings=mysite.settings.development</text:p>
      <text:p text:style-name="P9"># or</text:p>
      <text:p text:style-name="P9"># python manage.py migrate –settings=mysite.settings.production</text:p>
      <text:p text:style-name="P9"/>
      <text:p text:style-name="P9"><text:soft-page-break/></text:p>
      <text:p text:style-name="P8"/>
      <text:p text:style-name="P10">exemple dans production.py : </text:p>
      <text:p text:style-name="P10">from .base import *</text:p>
      <text:p text:style-name="P10"/>
      <text:p text:style-name="P10">DEBUG = False</text:p>
      <text:p text:style-name="P10"/>
      <text:p text:style-name="P10">CACHES = {</text:p>
      <text:p text:style-name="P10"><text:s text:c="4"/>'default': {</text:p>
      <text:p text:style-name="P10"><text:s text:c="8"/>'BACKEND': 'django.core.cache.backends.memcached.MemcachedCache',</text:p>
      <text:p text:style-name="P10"><text:s text:c="8"/>'LOCATION': '127.0.0.1:11211',</text:p>
      <text:p text:style-name="P10"><text:s text:c="4"/>}</text:p>
      <text:p text:style-name="P10">}</text:p>
      <text:p text:style-name="P10"/>
      <text:p text:style-name="P10">EMAIL_BACKEND = 'django.core.mail.backends.smtp.EmailBackend'</text:p>
      <text:p text:style-name="P10">EMAIL_HOST = 'smtp.mailgun.org'</text:p>
      <text:p text:style-name="P10">EMAIL_PORT = 587</text:p>
      <text:p text:style-name="P10">EMAIL_USE_TLS = True</text:p>
      <text:p text:style-name="P10"/>
      <text:p text:style-name="P10"/>
      <text:p text:style-name="P10">env_config_file = '../env_configuration/production_config.json'</text:p>
      <text:p text:style-name="P10"/>
      <text:p text:style-name="P10"/>
      <text:p text:style-name="P10">import os</text:p>
      <text:p text:style-name="P10">import json</text:p>
      <text:p text:style-name="P10">from django.core.exceptions import ImproperlyConfigured</text:p>
      <text:p text:style-name="P10"/>
      <text:p text:style-name="P10">with open(os.environ.get(env_config_file)) as f:</text:p>
      <text:p text:style-name="P10"><text:s/>configs = json.loads(f.read())</text:p>
      <text:p text:style-name="P10"/>
      <text:p text:style-name="P10">def get_env_var(setting, configs=configs):</text:p>
      <text:p text:style-name="P10"><text:s/>try:</text:p>
      <text:p text:style-name="P10"><text:s text:c="5"/>val = configs[setting]</text:p>
      <text:p text:style-name="P10"><text:s text:c="5"/>if val == 'True':</text:p>
      <text:p text:style-name="P10"><text:s text:c="9"/>val = True</text:p>
      <text:p text:style-name="P10"><text:s text:c="5"/>elif val == 'False':</text:p>
      <text:p text:style-name="P10"><text:s text:c="9"/>val = False</text:p>
      <text:p text:style-name="P10"><text:s text:c="5"/>return val</text:p>
      <text:p text:style-name="P10"><text:s/>except KeyError:</text:p>
      <text:p text:style-name="P10"><text:s text:c="5"/>error_msg = "ImproperlyConfigured: Set {0} environment <text:s text:c="5"/>variable".format(setting)</text:p>
      <text:p text:style-name="P10"><text:s text:c="5"/>raise ImproperlyConfigured(error_msg)</text:p>
      <text:p text:style-name="P10">#get secret key</text:p>
      <text:p text:style-name="P10">SECRET_KEY = get_env_var("SECRET_KEY")</text:p>
      <text:p text:style-name="P10"/>
      <text:p text:style-name="P10"/>
      <text:p text:style-name="P10">EMAIL_HOST_USER = get_env_var('EMAIL_HOST_USER')</text:p>
      <text:p text:style-name="P10">EMAIL_HOST_PASSWORD = get_env_var('EMAIL_HOST_PASSWORD')</text:p>
      <text:p text:style-name="P10">SECRET_ALLOWED_HOST = get_env_var('SECRET_ALLOWED_HOST')</text:p>
      <text:p text:style-name="P10"/>
      <text:p text:style-name="P10">ALLOWED_HOSTS = [SECRET_ALLOWED_HOST,]</text:p>
      <text:p text:style-name="P10"/>
      <text:p text:style-name="P10"/>
      <text:p text:style-name="P10"># Password validation</text:p>
      <text:p text:style-name="P10"><text:soft-page-break/># https://docs.djangoproject.com/en/2.1/ref/settings/#auth-password-validators</text:p>
      <text:p text:style-name="P10"/>
      <text:p text:style-name="P10">AUTH_PASSWORD_VALIDATORS = [</text:p>
      <text:p text:style-name="P10"><text:s text:c="4"/>{</text:p>
      <text:p text:style-name="P10"><text:s text:c="8"/>'NAME': 'django.contrib.auth.password_validation.UserAttributeSimilarityValidator',</text:p>
      <text:p text:style-name="P10"><text:s text:c="4"/>},</text:p>
      <text:p text:style-name="P10"><text:s text:c="4"/>{</text:p>
      <text:p text:style-name="P10"><text:s text:c="8"/>'NAME': 'django.contrib.auth.password_validation.MinimumLengthValidator',</text:p>
      <text:p text:style-name="P10"><text:s text:c="4"/>},</text:p>
      <text:p text:style-name="P10"><text:s text:c="4"/>{</text:p>
      <text:p text:style-name="P10"><text:s text:c="8"/>'NAME': 'django.contrib.auth.password_validation.CommonPasswordValidator',</text:p>
      <text:p text:style-name="P10"><text:s text:c="4"/>},</text:p>
      <text:p text:style-name="P10"><text:s text:c="4"/>{</text:p>
      <text:p text:style-name="P10"><text:s text:c="8"/>'NAME': 'django.contrib.auth.password_validation.NumericPasswordValidator',</text:p>
      <text:p text:style-name="P10"><text:s text:c="4"/>},</text:p>
      <text:p text:style-name="P10">]</text:p>
      <text:p text:style-name="P10"/>
      <text:p text:style-name="P10"/>
      <text:p text:style-name="P8"/>
      <text:p text:style-name="P11">exemple de production_config.json : </text:p>
      <text:p text:style-name="P11"/>
      <text:p text:style-name="P11">{</text:p>
      <text:p text:style-name="P11"><text:s text:c="4"/>"SECRET_KEY" : "lh92lb%f%e^tq*in+m57@vs!ftu9he2u3ep)hhlo(movk_=&amp;cc",</text:p>
      <text:p text:style-name="P11"><text:s text:c="4"/>"DATABASE_URL" : "postgres://user:michael@localhost:5432/analyzer_api",</text:p>
      <text:p text:style-name="P11"><text:s text:c="4"/>"EMAIL_HOST_USER" : "user",</text:p>
      <text:p text:style-name="P11"><text:s text:c="4"/>"EMAIL_HOST_PASSWORD" : "password",</text:p>
      <text:p text:style-name="P11"><text:s text:c="4"/>"SECRET_ALLOWED_HOST" : "http://192.168.0.217/",</text:p>
      <text:p text:style-name="P11">}</text:p>
      <text:p text:style-name="P11"/>
      <text:p text:style-name="P11"/>
      <text:p text:style-name="P75">Notes sur le code Django à modifier <text:span text:style-name="T54">pour une meilleur config</text:span> : </text:p>
      <text:p text:style-name="P47">==============================================================</text:p>
      <text:p text:style-name="P47"/>
      <text:p text:style-name="P39">CONFIGURATION NECESSAIRE : <text:span text:style-name="T51">==============================================================</text:span></text:p>
      <text:p text:style-name="P39">configurer le fichier .wsgi : avec le bon chemin vers le fichier de settings.</text:p>
      <text:p text:style-name="P39"/>
      <text:p text:style-name="P39"/>
      <text:p text:style-name="P41">Pour ne pas inscrire la secret_key sur git : </text:p>
      <text:p text:style-name="P41">et différencier ses environnements (ci, local, staging, test, production) :</text:p>
      <text:p text:style-name="P41"/>
      <text:p text:style-name="P57">1) Créer à la place du fichier settings, un dossier settings avec les fichiers :</text:p>
      <text:p text:style-name="P41">base.py ; ci.py ; local.py ; production.py ; staging.py ; testing.py et __init__.py</text:p>
      <text:p text:style-name="P41"/>
      <text:p text:style-name="P57">2) Dans base.py : reprendre settings.py sauf ce qu’on différencie dans local.py, production.py…</text:p>
      <text:p text:style-name="P41"/>
      <text:p text:style-name="P57">3) ex : dans local.py :</text:p>
      <text:p text:style-name="P41"/>
      <text:p text:style-name="P42">from base import *</text:p>
      <text:p text:style-name="P42"/>
      <text:p text:style-name="P42">DEBUG = True</text:p>
      <text:p text:style-name="P42"/>
      <text:p text:style-name="P42">INSTALLED_APPS += [</text:p>
      <text:p text:style-name="P42"><text:s text:c="4"/>'debug_toolbar',</text:p>
      <text:p text:style-name="P42">]</text:p>
      <text:p text:style-name="P42"/>
      <text:p text:style-name="P42">MIDDLEWARE += ['debug_toolbar.middleware.DebugToolbarMiddleware', ]</text:p>
      <text:p text:style-name="P42"/>
      <text:p text:style-name="P42">EMAIL_BACKEND = 'django.core.mail.backends.console.EmailBackend'</text:p>
      <text:p text:style-name="P42"/>
      <text:p text:style-name="P42">DEBUG_TOOLBAR_CONFIG = {</text:p>
      <text:p text:style-name="P42"><text:s text:c="4"/>'JQUERY_URL': '',</text:p>
      <text:p text:style-name="P42">}</text:p>
      <text:p text:style-name="P42"/>
      <text:p text:style-name="P42">env_config_file = BASE_DIR + '/env_configuration/local_config.json'</text:p>
      <text:p text:style-name="P42"/>
      <text:p text:style-name="P42"/>
      <text:p text:style-name="P42">import os</text:p>
      <text:p text:style-name="P42">import json</text:p>
      <text:p text:style-name="P42">from django.core.exceptions import ImproperlyConfigured</text:p>
      <text:p text:style-name="P42"/>
      <text:p text:style-name="P42">with open(env_config_file) as f:</text:p>
      <text:p text:style-name="P42"><text:s/>configs = json.loads(f.read())</text:p>
      <text:p text:style-name="P42"/>
      <text:p text:style-name="P42">def get_env_var(setting, configs=configs):</text:p>
      <text:p text:style-name="P42"><text:s/>try:</text:p>
      <text:p text:style-name="P42"><text:s text:c="5"/>val = configs[setting]</text:p>
      <text:p text:style-name="P42"><text:s text:c="5"/>if val == 'True':</text:p>
      <text:p text:style-name="P42"><text:s text:c="9"/>val = True</text:p>
      <text:p text:style-name="P42"><text:s text:c="5"/>elif val == 'False':</text:p>
      <text:p text:style-name="P42"><text:s text:c="9"/>val = False</text:p>
      <text:p text:style-name="P42"><text:s text:c="5"/>return val</text:p>
      <text:p text:style-name="P42"><text:s/>except KeyError:</text:p>
      <text:p text:style-name="P42"><text:soft-page-break/><text:s text:c="5"/>error_msg = "ImproperlyConfigured: Set {0} environment <text:s text:c="5"/>variable".format(setting)</text:p>
      <text:p text:style-name="P42"><text:s text:c="5"/>raise ImproperlyConfigured(error_msg)</text:p>
      <text:p text:style-name="P42">#get secret key</text:p>
      <text:p text:style-name="P42">SECRET_KEY = get_env_var("SECRET_KEY")</text:p>
      <text:p text:style-name="P42"/>
      <text:p text:style-name="P42">ALLOWED_HOSTS = ['.localhost', '127.0.0.1'. ]</text:p>
      <text:p text:style-name="P41"/>
      <text:p text:style-name="P41">On importe donc base </text:p>
      <text:p text:style-name="P41">puis on rajoute les variables de conf nécessaires : </text:p>
      <text:p text:style-name="P41">DEBUG = True par exemple…</text:p>
      <text:p text:style-name="P41">on recherche les variables secrètes dans un fichier :</text:p>
      <text:p text:style-name="P41"/>
      <text:p text:style-name="P43">CREER UN DOSSIER env_configuration au même niveau que settings/</text:p>
      <text:p text:style-name="P43">et y ajouter les fichiers de configuration au format JSON : </text:p>
      <text:p text:style-name="P43"/>
      <text:p text:style-name="P43">ex : local_config.json</text:p>
      <text:p text:style-name="P44">{</text:p>
      <text:p text:style-name="P44"><text:s text:c="2"/>"SECRET_KEY" : "Ui/xiCG37]b}9`AT*}5s=-.}+q/Y3pP6%)!)N^=?&gt;d6n3VXJ$%",</text:p>
      <text:p text:style-name="P44"><text:s text:c="2"/>"DATABASE_URL" : "postgres://user:michael@localhost:5432/analyzer_api"</text:p>
      <text:p text:style-name="P44">}</text:p>
      <text:p text:style-name="P43"/>
      <text:p text:style-name="P43">ex : production_config.json :</text:p>
      <text:p text:style-name="P44">{</text:p>
      <text:p text:style-name="P44"><text:s text:c="4"/>"SECRET_KEY" : "lh92lb%f%e^tq*in+m57@vs!ftu9he2u3ep)hhlo(movk_=&amp;cc",</text:p>
      <text:p text:style-name="P44"><text:s text:c="4"/>"DATABASE_URL" : "postgres://user:michael@localhost:5432/analyzer_api",</text:p>
      <text:p text:style-name="P44"><text:s text:c="4"/>"EMAIL_HOST_USER" : "user",</text:p>
      <text:p text:style-name="P44"><text:s text:c="4"/>"EMAIL_HOST_PASSWORD" : "password",</text:p>
      <text:p text:style-name="P44"><text:s text:c="4"/>"SECRET_ALLOWED_HOST" : "http://192.168.0.217/"</text:p>
      <text:p text:style-name="P44">}</text:p>
      <text:p text:style-name="P43"/>
      <text:p text:style-name="P43">NE PAS OUBLIER DE CONFIGURER .gitignore à la racine du projet :</text:p>
      <text:p text:style-name="P44">__pycache__/</text:p>
      <text:p text:style-name="P44">*.py[cod]</text:p>
      <text:p text:style-name="P44">.env</text:p>
      <text:p text:style-name="P44">venv/</text:p>
      <text:p text:style-name="P44">*.sqlite3</text:p>
      <text:p text:style-name="P44">env_configuration/</text:p>
      <text:p text:style-name="P43"/>
      <text:p text:style-name="P58">AUTRE EX settings/production.py : </text:p>
      <text:p text:style-name="P45"/>
      <text:p text:style-name="P46">from ..settings.base import *</text:p>
      <text:p text:style-name="P46"/>
      <text:p text:style-name="P46">DEBUG = False</text:p>
      <text:p text:style-name="P46"/>
      <text:p text:style-name="P46">CACHES = {</text:p>
      <text:p text:style-name="P46"><text:s text:c="4"/>'default': {</text:p>
      <text:p text:style-name="P46"><text:s text:c="8"/>'BACKEND': 'django.core.cache.backends.memcached.MemcachedCache',</text:p>
      <text:p text:style-name="P46"><text:s text:c="8"/>'LOCATION': '127.0.0.1:11211',</text:p>
      <text:p text:style-name="P46"><text:s text:c="4"/>}</text:p>
      <text:p text:style-name="P46">}</text:p>
      <text:p text:style-name="P46"/>
      <text:p text:style-name="P46">EMAIL_BACKEND = 'django.core.mail.backends.smtp.EmailBackend'</text:p>
      <text:p text:style-name="P46">EMAIL_HOST = 'smtp.mailgun.org'</text:p>
      <text:p text:style-name="P46"><text:soft-page-break/>EMAIL_PORT = 587</text:p>
      <text:p text:style-name="P46">EMAIL_USE_TLS = True</text:p>
      <text:p text:style-name="P46"/>
      <text:p text:style-name="P46"/>
      <text:p text:style-name="P46">env_config_file = BASE_DIR + '/env_configuration/production_config.json'</text:p>
      <text:p text:style-name="P46"/>
      <text:p text:style-name="P46">import os</text:p>
      <text:p text:style-name="P46">import json</text:p>
      <text:p text:style-name="P46">from django.core.exceptions import ImproperlyConfigured</text:p>
      <text:p text:style-name="P46"/>
      <text:p text:style-name="P46">with open(env_config_file) as f:</text:p>
      <text:p text:style-name="P46"><text:s/>configs = json.loads(f.read())</text:p>
      <text:p text:style-name="P46"/>
      <text:p text:style-name="P46">def get_env_var(setting, configs=configs):</text:p>
      <text:p text:style-name="P46"><text:s/>try:</text:p>
      <text:p text:style-name="P46"><text:s text:c="5"/>val = configs[setting]</text:p>
      <text:p text:style-name="P46"><text:s text:c="5"/>if val == 'True':</text:p>
      <text:p text:style-name="P46"><text:s text:c="9"/>val = True</text:p>
      <text:p text:style-name="P46"><text:s text:c="5"/>elif val == 'False':</text:p>
      <text:p text:style-name="P46"><text:s text:c="9"/>val = False</text:p>
      <text:p text:style-name="P46"><text:s text:c="5"/>return val</text:p>
      <text:p text:style-name="P46"><text:s/>except KeyError:</text:p>
      <text:p text:style-name="P46"><text:s text:c="5"/>error_msg = "ImproperlyConfigured: Set {0} environment <text:s text:c="5"/>variable".format(setting)</text:p>
      <text:p text:style-name="P46"><text:s text:c="5"/>raise ImproperlyConfigured(error_msg)</text:p>
      <text:p text:style-name="P46">#get secret key</text:p>
      <text:p text:style-name="P46">SECRET_KEY = get_env_var("SECRET_KEY")</text:p>
      <text:p text:style-name="P46"/>
      <text:p text:style-name="P46"/>
      <text:p text:style-name="P46">EMAIL_HOST_USER = get_env_var('EMAIL_HOST_USER')</text:p>
      <text:p text:style-name="P46">EMAIL_HOST_PASSWORD = get_env_var('EMAIL_HOST_PASSWORD')</text:p>
      <text:p text:style-name="P46">SECRET_ALLOWED_HOST = get_env_var('SECRET_ALLOWED_HOST')</text:p>
      <text:p text:style-name="P46"/>
      <text:p text:style-name="P46">ALLOWED_HOSTS = [SECRET_ALLOWED_HOST,]</text:p>
      <text:p text:style-name="P46"/>
      <text:p text:style-name="P46"/>
      <text:p text:style-name="P46"># Password validation</text:p>
      <text:p text:style-name="P46"># https://docs.djangoproject.com/en/2.1/ref/settings/#auth-password-validators</text:p>
      <text:p text:style-name="P46"/>
      <text:p text:style-name="P46">AUTH_PASSWORD_VALIDATORS = [</text:p>
      <text:p text:style-name="P46"><text:s text:c="4"/>{</text:p>
      <text:p text:style-name="P46"><text:s text:c="8"/>'NAME': 'django.contrib.auth.password_validation.UserAttributeSimilarityValidator',</text:p>
      <text:p text:style-name="P46"><text:s text:c="4"/>},</text:p>
      <text:p text:style-name="P46"><text:s text:c="4"/>{</text:p>
      <text:p text:style-name="P46"><text:s text:c="8"/>'NAME': 'django.contrib.auth.password_validation.MinimumLengthValidator',</text:p>
      <text:p text:style-name="P46"><text:s text:c="4"/>},</text:p>
      <text:p text:style-name="P46"><text:s text:c="4"/>{</text:p>
      <text:p text:style-name="P46"><text:s text:c="8"/>'NAME': 'django.contrib.auth.password_validation.CommonPasswordValidator',</text:p>
      <text:p text:style-name="P46"><text:s text:c="4"/>},</text:p>
      <text:p text:style-name="P46"><text:s text:c="4"/>{</text:p>
      <text:p text:style-name="P46"><text:s text:c="8"/>'NAME': 'django.contrib.auth.password_validation.NumericPasswordValidator',</text:p>
      <text:p text:style-name="P46"><text:s text:c="4"/>},</text:p>
      <text:p text:style-name="P46">]</text:p>
      <text:p text:style-name="P44"/>
      <text:p text:style-name="P43"><text:soft-page-break/></text:p>
      <text:p text:style-name="P43"/>
      <text:p text:style-name="P45">4) Configurer par défaut le fichier wsgi.py avec la version de prod par défaut pour éviter les mauvaises surprises de mettre un environnement de dev en production :</text:p>
      <text:p text:style-name="P45"/>
      <text:p text:style-name="P46">import os</text:p>
      <text:p text:style-name="P46"/>
      <text:p text:style-name="P46">from django.core.wsgi import get_wsgi_application</text:p>
      <text:p text:style-name="P46"/>
      <text:p text:style-name="P46">os.environ.setdefault('DJANGO_SETTINGS_MODULE', 'analyzer_api.settings.production')</text:p>
      <text:p text:style-name="P46"/>
      <text:p text:style-name="P46">application = get_wsgi_application()</text:p>
      <text:p text:style-name="P45"/>
      <text:p text:style-name="P45"><text:span text:style-name="T53">Remarque</text:span>Pour lancer gunicorn avec un environnement différent :</text:p>
      <text:p text:style-name="P85"><text:span text:style-name="T10">You can use the </text:span><text:a xlink:type="simple" xlink:href="http://docs.gunicorn.org/en/latest/settings.html#raw-env" text:style-name="Internet_20_link" text:visited-style-name="Visited_20_Internet_20_Link"><text:span text:style-name="T11">–env</text:span></text:a><text:span text:style-name="T10"> option to set the path to load the settings. In case you need it you can also add your application path to </text:span><text:span text:style-name="Source_20_Text"><text:span text:style-name="T12">PYTHONPATH</text:span></text:span><text:span text:style-name="T10"> using the </text:span><text:a xlink:type="simple" xlink:href="http://docs.gunicorn.org/en/latest/settings.html#pythonpath" text:style-name="Internet_20_link" text:visited-style-name="Visited_20_Internet_20_Link"><text:span text:style-name="T11">–pythonpath</text:span></text:a><text:span text:style-name="T10"> option:</text:span></text:p>
      <text:p text:style-name="P79">$ gunicorn --env <text:span text:style-name="T50">DJANGO_SETTINGS_MODULE</text:span><text:span text:style-name="T33">=</text:span>myproject.settings myproject.wsgi</text:p>
      <text:p text:style-name="P45"/>
      <text:p text:style-name="P80">$ gunicorn --env <text:span text:style-name="T50">DJANGO_SETTINGS_MODULE</text:span><text:span text:style-name="T33">= </text:span><text:span text:style-name="T49">analyzer_api.settings.local</text:span> analyzer_api.wsgi</text:p>
      <text:p text:style-name="P45"/>
      <text:p text:style-name="P11"/>
      <text:p text:style-name="P11"/>
      <text:p text:style-name="P56"/>
      <text:p text:style-name="P76">SUR LE SERVEUR</text:p>
      <text:p text:style-name="P56"/>
      <text:p text:style-name="P12">1) Installation NGINX : <text:span text:style-name="T30">serveur web : léger et facile à configurer</text:span></text:p>
      <text:p text:style-name="P12"/>
      <text:p text:style-name="P12">voir la version os de linux sur le serveur : uname -a</text:p>
      <text:p text:style-name="P12">lsb_release -a</text:p>
      <text:p text:style-name="P12"/>
      <text:p text:style-name="P12">sudo apt-get update</text:p>
      <text:p text:style-name="P12">sudo apt-get install nginx</text:p>
      <text:p text:style-name="P12"/>
      <text:p text:style-name="P12">vérifier la version : nginx -v</text:p>
      <text:p text:style-name="P12"/>
      <text:p text:style-name="P54">configuration de nginx : créer ce fichier dns /Etc/nginx/sites-available</text:p>
      <text:p text:style-name="P54">puis créer un symlink in /etc/nginx/sites-enabled : (voir ci-dessous)</text:p>
      <text:p text:style-name="P54"/>
      <text:p text:style-name="P55"># create this file in /etc/nginx/sites_available</text:p>
      <text:p text:style-name="P55"># and create a symlink in sites-enabled with</text:p>
      <text:p text:style-name="P55"># cd /etc/nginx/sites-enabled</text:p>
      <text:p text:style-name="P55"># ln -s ../sites-available/this_file_name_you_chose</text:p>
      <text:p text:style-name="P55"># (sudo) systemctl enable nginx.service</text:p>
      <text:p text:style-name="P55"># (sudo) systemctl start nginx</text:p>
      <text:p text:style-name="P55"/>
      <text:p text:style-name="P55"># Configuration du server</text:p>
      <text:p text:style-name="P55">server {</text:p>
      <text:p text:style-name="P55"><text:s text:c="4"/># use 'listen 80 deferred;' for Linux instead of listen 80;</text:p>
      <text:p text:style-name="P55"><text:s text:c="4"/># use 'listen 80 accept_filter=httpready;' for FreeBSD</text:p>
      <text:p text:style-name="P55"><text:s text:c="4"/>listen 80 deferred;</text:p>
      <text:p text:style-name="P55"><text:s text:c="4"/>client_max_body_size 4G;</text:p>
      <text:p text:style-name="P55"/>
      <text:p text:style-name="P55"><text:s text:c="4"/># set the correct host(s) for your site</text:p>
      <text:p text:style-name="P55"><text:s text:c="4"/>server_name example.com www.example.com;</text:p>
      <text:p text:style-name="P55"><text:s text:c="4"/>server_name 192.168.0.217 127.0.0.1;</text:p>
      <text:p text:style-name="P55"/>
      <text:p text:style-name="P55"><text:s text:c="4"/>keepalive_timeout 5;</text:p>
      <text:p text:style-name="P55"><text:s text:c="4"/>charset <text:s text:c="4"/>utf-8;</text:p>
      <text:p text:style-name="P55"/>
      <text:p text:style-name="P55"><text:s text:c="4"/>access_log /home/elk/app/nginx/django_test_app.log;</text:p>
      <text:p text:style-name="P55"><text:s text:c="4"/>error_log /home/elk/app/nginx/django_test_app.log;</text:p>
      <text:p text:style-name="P55"/>
      <text:p text:style-name="P55"><text:s text:c="4"/># path for static files</text:p>
      <text:p text:style-name="P55"><text:s text:c="4"/># root /home/elk/app/django_test/static;</text:p>
      <text:p text:style-name="P55"/>
      <text:p text:style-name="P55"><text:s text:c="4"/># Fichiers media et statiques, délivrés par nginx directement</text:p>
      <text:p text:style-name="P55"><text:s text:c="4"/>location /media <text:s/>{</text:p>
      <text:p text:style-name="P55"><text:s text:c="8"/>autoindex on;</text:p>
      <text:p text:style-name="P55"><text:s text:c="8"/>alias /home/elk/app/django_test/media;</text:p>
      <text:p text:style-name="P55"><text:s text:c="4"/>}</text:p>
      <text:p text:style-name="P55"/>
      <text:p text:style-name="P55"><text:s text:c="4"/>location /static {</text:p>
      <text:p text:style-name="P55"><text:s text:c="8"/>autoindex on;</text:p>
      <text:p text:style-name="P55"><text:s text:c="8"/>alias /home/elk/app/django_test/static;</text:p>
      <text:p text:style-name="P55"><text:s text:c="4"/>}</text:p>
      <text:p text:style-name="P55"/>
      <text:p text:style-name="P55"><text:soft-page-break/><text:s text:c="4"/>location / {</text:p>
      <text:p text:style-name="P55"><text:s text:c="4"/># checks for static file, if not found proxy to app</text:p>
      <text:p text:style-name="P55"><text:s text:c="8"/>try_files $uri @proxy_to_app;</text:p>
      <text:p text:style-name="P55"><text:s text:c="4"/>}</text:p>
      <text:p text:style-name="P55"/>
      <text:p text:style-name="P55"><text:s text:c="4"/># Le reste va vers notre proxy uwsgi</text:p>
      <text:p text:style-name="P55"><text:s text:c="4"/>location @proxy_to_app {</text:p>
      <text:p text:style-name="P55"><text:s text:c="8"/>proxy_set_header X-Forwarded-For $proxy_add_x_forwarded_for;</text:p>
      <text:p text:style-name="P55"><text:s text:c="8"/>proxy_set_header X-Forwarded-Proto $scheme;</text:p>
      <text:p text:style-name="P55"><text:s text:c="8"/>proxy_set_header Host $http_host;</text:p>
      <text:p text:style-name="P55"><text:s text:c="8"/># we don't want nginx trying to do something clever with</text:p>
      <text:p text:style-name="P55"><text:s text:c="8"/># redirects, we set the Host: header above already.</text:p>
      <text:p text:style-name="P55"><text:s text:c="8"/>proxy_redirect off;</text:p>
      <text:p text:style-name="P55"><text:s text:c="8"/>proxy_pass http://unix:/run/gunicorn/socket;</text:p>
      <text:p text:style-name="P55"><text:s text:c="4"/>}</text:p>
      <text:p text:style-name="P55"/>
      <text:p text:style-name="P55"><text:s text:c="4"/>error_page 500 502 503 504 /500.html;</text:p>
      <text:p text:style-name="P55"><text:s text:c="4"/>location = /500.html {</text:p>
      <text:p text:style-name="P55"><text:s text:c="6"/>root /home/elk/app/django_test/static;</text:p>
      <text:p text:style-name="P55"><text:s text:c="4"/>}</text:p>
      <text:p text:style-name="P55">}</text:p>
      <text:p text:style-name="P54"/>
      <text:p text:style-name="P54">Lancer NGINX en service:</text:p>
      <text:p text:style-name="P54">(sudo) systemctl enable nginx.service</text:p>
      <text:p text:style-name="P54">(sudo) systemctl start nginx</text:p>
      <text:p text:style-name="P54"/>
      <text:p text:style-name="P12"><text:span text:style-name="T53">Autre commande </text:span>Start NGINX : sudo nginx</text:p>
      <text:p text:style-name="P12">vérify that NGINX open source is up and running : </text:p>
      <text:p text:style-name="P13">curl -I 127.0.0.1 </text:p>
      <text:p text:style-name="P54">(en local sinon mettre l’adresse ip du serveur)</text:p>
      <text:p text:style-name="P13"/>
      <text:p text:style-name="P12"/>
      <text:p text:style-name="P72">2) Installer miniconda (plus léger qu’Anaconda) :</text:p>
      <text:p text:style-name="P69">télécharger le fichier d’installation <text:span text:style-name="T31">en 3.7 (ou dernière version)</text:span> :</text:p>
      <text:p text:style-name="P68"><text:tab/>- Miniconda  sur <text:a xlink:type="simple" xlink:href="https://conda.io/miniconda.html" text:style-name="Internet_20_link" text:visited-style-name="Visited_20_Internet_20_Link">https://conda.io/miniconda.html</text:a></text:p>
      <text:p text:style-name="P15"><text:tab/>- Anaconda sur <text:a xlink:type="simple" xlink:href="https://www.anaconda.com/download/#linux" text:style-name="Internet_20_link" text:visited-style-name="Visited_20_Internet_20_Link"><text:span text:style-name="T32">https://www.anaconda.com/download/#linux</text:span></text:a></text:p>
      <text:p text:style-name="P14"/>
      <text:p text:style-name="P14">lancer le fichier d’install : </text:p>
      <text:p text:style-name="P81">bash Miniconda3<text:span text:style-name="T33">-</text:span>latest<text:span text:style-name="T33">-</text:span>Linux<text:span text:style-name="T33">-</text:span>x86_64<text:span text:style-name="T33">.</text:span>sh</text:p>
      <text:p text:style-name="P14">(répondre yes), </text:p>
      <text:p text:style-name="P14">relancer le terminal</text:p>
      <text:p text:style-name="P14"/>
      <text:p text:style-name="P16">vérifier l’installation : conda list</text:p>
      <text:p text:style-name="P16">vérifier que le PATH a été mis à jour pour regarder dans le dossier bin de miniconda3 :</text:p>
      <text:p text:style-name="P16">echo $PATH</text:p>
      <text:p text:style-name="P17">et </text:p>
      <text:p text:style-name="P17">which python</text:p>
      <text:p text:style-name="P18">python doit désormais être trouvé dans miniconda</text:p>
      <text:p text:style-name="P18"/>
      <text:p text:style-name="P19">Avant chaque nouvelle install, il peut être utile de faire désormais une mise à jour de conda : </text:p>
      <text:p text:style-name="P20">Mettre à jour : <text:span text:style-name="T35">conda update conda</text:span></text:p>
      <text:p text:style-name="P66"/>
      <text:p text:style-name="P67">Ajouter un channel sur conda pour rechercher des packages :</text:p>
      <text:p text:style-name="P67">conda config --append channels conda-forge</text:p>
      <text:p text:style-name="P67"/>
      <text:p text:style-name="P70">Principales commandes pour gérer les environnements virtuels :</text:p>
      <text:p text:style-name="P70"/>
      <text:p text:style-name="P70">- <text:span text:style-name="T42">Liste des environnements : </text:span><text:span text:style-name="T37">conda info --envs</text:span><text:span text:style-name="T42">. (l’environnement actif est indiqué avec une astérisque *)</text:span></text:p>
      <text:p text:style-name="P70">- Création simple<text:span text:style-name="T43"> de l’environnement nommé </text:span><text:span text:style-name="T41">myenv</text:span> : <text:span text:style-name="T35">conda create --name myenv</text:span>. <text:span text:style-name="T40">(ou </text:span><text:span text:style-name="T36">-n</text:span><text:span text:style-name="T40">)</text:span></text:p>
      <text:p text:style-name="P70">- Création avec installation de paquets <text:span text:style-name="T43">(ici </text:span><text:span text:style-name="T41">numpy</text:span><text:span text:style-name="T43"> et </text:span><text:span text:style-name="T41">scipy</text:span><text:span text:style-name="T43">)</text:span> : <text:span text:style-name="T35">conda create --name myenv numpy scipy</text:span>.</text:p>
      <text:p text:style-name="P70">- <text:span text:style-name="T42">Création avec version spécifique de Python :</text:span><text:span text:style-name="T37"> conda create --name myenv python=3.6</text:span><text:span text:style-name="T42">.</text:span></text:p>
      <text:p text:style-name="P70">- <text:span text:style-name="T42">Création avec version spécifique de paquets : </text:span><text:span text:style-name="T35">conda create --name myenv numpy</text:span><text:span text:style-name="T37">=1.19</text:span><text:span text:style-name="T35"> scipy</text:span><text:span text:style-name="T37">=0.15</text:span>.</text:p>
      <text:p text:style-name="P71">- <text:span text:style-name="T42">Version de Python dans l’environnement : </text:span><text:span text:style-name="T37">python --version</text:span><text:span text:style-name="T42">.</text:span></text:p>
      <text:p text:style-name="P71">- <text:span text:style-name="T43">Activer un environnement (ici </text:span><text:span text:style-name="T41">myenv)</text:span><text:span text:style-name="T43"> : </text:span><text:span text:style-name="T38">source activate myenv</text:span><text:span text:style-name="T43">.</text:span></text:p>
      <text:p text:style-name="P71">- <text:span text:style-name="T43">Déactiver l’environnement actif : </text:span><text:span text:style-name="T38">source</text:span><text:span text:style-name="T43"> </text:span><text:span text:style-name="T38">deactivate</text:span><text:span text:style-name="T43">.</text:span></text:p>
      <text:p text:style-name="P21"><text:span text:style-name="T35">- </text:span><text:span text:style-name="T36">Supprimer un environnement (il doit être désactiver, ici myenv) : conda env remove –name</text:span></text:p>
      <text:p text:style-name="P83"><text:span text:style-name="T36">conda remove </text:span><text:span text:style-name="T34">--</text:span><text:span text:style-name="T36">name myenv </text:span><text:span text:style-name="T34">--</text:span><text:span text:style-name="T47">all</text:span></text:p>
      <text:p text:style-name="P63"/>
      <text:p text:style-name="P22"><text:span text:style-name="T36">-</text:span><text:span text:style-name="T39">rechercher un paquet avec conda : conda search &lt;name&gt;</text:span></text:p>
      <text:p text:style-name="P64">- installer un paquet : conda install &lt;name&gt;</text:p>
      <text:p text:style-name="P65">- vérifier la liste des paquets : conda list</text:p>
      <text:p text:style-name="P36">to update a pakcage : conda update &lt;name&gt;</text:p>
      <text:p text:style-name="P14"/>
      <text:p text:style-name="P28"/>
      <text:p text:style-name="P73">3) Installer l’application django :</text:p>
      <text:p text:style-name="P28">avec git</text:p>
      <text:p text:style-name="P28">vérifier si git est présent : git --version</text:p>
      <text:p text:style-name="P28"/>
      <text:p text:style-name="P29">générer une clé ssh :</text:p>
      <text:list xml:id="list219739907940093644" text:style-name="L1">
        <text:list-header>
          <text:p text:style-name="P90"><text:span text:style-name="T7">ssh-keygen -t rsa -b 4096 -C "</text:span><text:span text:style-name="Emphasis"><text:span text:style-name="T8">your_email@example.com</text:span></text:span><text:span text:style-name="T7">"</text:span></text:p>
        </text:list-header>
      </text:list>
      <text:p text:style-name="P29"/>
      <text:p text:style-name="P30">ajouter la clé id_rsa.pub au repo bitbucket : pour la copier-coller, il faut l’afficher :</text:p>
      <text:p text:style-name="P30">cat ~/.ssh/id_rsa.pub</text:p>
      <text:p text:style-name="P30"/>
      <text:p text:style-name="P30">créer un dossier pour l’application : </text:p>
      <text:p text:style-name="P30">mkdir ~/app &amp;&amp; cd $_</text:p>
      <text:p text:style-name="P30">si besoin ajouter le hostname dans la liste des hosts connus : </text:p>
      <text:p text:style-name="P30">sudo nano /etc/hosts</text:p>
      <text:p text:style-name="P30">192.168.0.212 <text:s text:c="2"/>git.poietis.com <text:s text:c="8"/>git</text:p>
      <text:p text:style-name="P30"/>
      <text:p text:style-name="P31">cloner le repo dans le dossier du serveur : </text:p>
      <text:p text:style-name="P31">git clone ssh:<text:a xlink:type="simple" xlink:href="mailto://git@git.poietis.com" text:style-name="Internet_20_link" text:visited-style-name="Visited_20_Internet_20_Link">//git@git.poietis.com</text:a>:6666/dathub/django_test.git</text:p>
      <text:p text:style-name="P31"/>
      <text:p text:style-name="P31"/>
      <text:p text:style-name="P34">4) Installer un environnement django :</text:p>
      <text:p text:style-name="P34">créer un environnement : </text:p>
      <text:p text:style-name="P34">conda create --name django_env python=3.7</text:p>
      <text:p text:style-name="P31"/>
      <text:p text:style-name="P34">installer django : </text:p>
      <text:p text:style-name="P34">conda install django</text:p>
      <text:p text:style-name="P34"/>
      <text:p text:style-name="P34">Mais mieux : créer un environnement similaire à l’environnement de dev avec les bons paquets</text:p>
      <text:p text:style-name="P35">dans l’environnement de dev lancer la commande : </text:p>
      <text:p text:style-name="P82">conda <text:span text:style-name="T46">list</text:span> <text:span text:style-name="T33">--</text:span>explicit <text:span text:style-name="T33">&gt;</text:span> <text:span text:style-name="T48">spec-conda</text:span><text:span text:style-name="T33">.</text:span>txt</text:p>
      <text:p text:style-name="P35"/>
      <text:p text:style-name="P35">créer aussi un duplicata des paquets installés avec pip via un : </text:p>
      <text:p text:style-name="P35">pip freeze &gt; requirements.txt</text:p>
      <text:p text:style-name="P35"/>
      <text:p text:style-name="P35">et le mettre sur le partage git</text:p>
      <text:p text:style-name="P35"/>
      <text:p text:style-name="P35">puis créer un environnement avec : </text:p>
      <text:p text:style-name="P82">conda create <text:span text:style-name="T33">--</text:span>name myenv <text:span text:style-name="T33">--</text:span>file spec<text:span text:style-name="T33">-</text:span>file<text:span text:style-name="T33">.</text:span>txt</text:p>
      <text:p text:style-name="P35"/>
      <text:p text:style-name="P37">vérifier dans requiremetns.txt ce qui manque en installation conda, et installer en conda ce qui manque via conda search &lt;name&gt; puis conda install &lt;name&gt;</text:p>
      <text:p text:style-name="P37"/>
      <text:p text:style-name="P14"/>
      <text:p text:style-name="P2"/>
      <text:p text:style-name="P74"><text:span text:style-name="T53">5)</text:span> Installer gunicorn</text:p>
      <text:p text:style-name="P59"/>
      <text:p text:style-name="P3">= serveur semblable au serveur de dev qui exécute le projet Django et qu ifait office de serveur HTTP WSGI (à lier à NGINX)</text:p>
      <text:p text:style-name="P2">trio NGINX GUNICORN DJANGO fonctionne bien</text:p>
      <text:p text:style-name="P38">NGINX will receive all requests to the server. All it is going to do is decide if the requested information is a static asset that it can serve by itself, or if it’s something more complicated. If so, it will pass the request to Gunicorn. The NGINX will also be configured with HTTPS certificates. Meaning it will only accept requests via HTTPS. If the client tries to request via HTTP, NGINX will first redirect the user to the HTTPS, and only then it will decide what to do with the request. Gunicorn is an application server. Depending on the number of processors the server has, it can spawn multiple workers to process multiple requests in parallel. It manages the workload and executes the Python and Django code. Django is the one doing the hard work. It may access the database (PostgreSQL) or the file system. But for the most part, the work is done inside the views, rendering templates, all those things that we’ve been coding for the past weeks. After Django process the request, it returns a response to Gunicorn, who returns the result to NGINX that will finally deliver the response to the client. We are also going to install PostgreSQL, a production quality database system. Because of Django’s ORM system, it’s easy to switch databases. The last step is to install Supervisor. It’s a process control system and it will keep an eye on Gunicorn and Django to make sure everything runs smoothly. If the server restarts, or if Gunicorn crashes, it will automatically restart it.</text:p>
      <text:p text:style-name="P38"/>
      <text:p text:style-name="P38"/>
      <text:p text:style-name="P62"><text:span text:style-name="T44">mettre à jour pip : </text:span><text:span text:style-name="T6">pip install </text:span><text:span text:style-name="T9">-</text:span><text:span text:style-name="T6">U pip</text:span></text:p>
      <text:p text:style-name="P23"/>
      <text:p text:style-name="P23">pip install gunicorn </text:p>
      <text:p text:style-name="P24">ou mieux si conda : </text:p>
      <text:p text:style-name="P24">conda install gunicorn</text:p>
      <text:p text:style-name="P24"/>
      <text:p text:style-name="P25">création d’un fichier de lancement de la commande gunicorn avec des paramètres précis : </text:p>
      <text:p text:style-name="P26">ex : launch_gunicorn ou launch_gunicorn.sh</text:p>
      <text:p text:style-name="P26"/>
      <text:p text:style-name="P25">le mettre dans /usr/local/bin <text:s/>pour les commandes créées par l’utilisateur et lui donner les droits d’exécution :</text:p>
      <text:p text:style-name="P27">sudo chmod +x launch_gunicorn</text:p>
      <text:p text:style-name="P49"/>
      <text:p text:style-name="P48"/>
      <text:p text:style-name="P51">#!/bin/bash</text:p>
      <text:p text:style-name="P51">#should be launched in sudo if permission needed for editing logfile</text:p>
      <text:p text:style-name="P51"># this file has to be copied in /usr/local/bin and : sudo chmod +x path_to_this_file</text:p>
      <text:p text:style-name="P51">set -e</text:p>
      <text:p text:style-name="P51">LOGFILE=/var/log/gunicorn/djangoapp.log</text:p>
      <text:p text:style-name="P51">LOGDIR=$(dirname $LOGFILE)</text:p>
      <text:p text:style-name="P51">LOGLEVEL=debug <text:s text:c="2"/># info ou warning une fois l'installation OK</text:p>
      <text:p text:style-name="P51">NUM_WORKERS=3 <text:s text:c="3"/># Règle : (2 x $num_cores) + 1</text:p>
      <text:p text:style-name="P51">TIMEOUT=120</text:p>
      <text:p text:style-name="P51"># user/group to run as</text:p>
      <text:p text:style-name="P51">USER=elk</text:p>
      <text:p text:style-name="P51">GROUP=elk</text:p>
      <text:p text:style-name="P51"/>
      <text:p text:style-name="P51">PATH=/home/elk/miniconda3/envs/watcher_env/bin:/home/elk/miniconda3/bin:$PATH</text:p>
      <text:p text:style-name="P51"/>
      <text:p text:style-name="P51"># specify the name of the django app</text:p>
      <text:p text:style-name="P51">app_name=analyzer_api</text:p>
      <text:p text:style-name="P51"><text:soft-page-break/></text:p>
      <text:p text:style-name="P51">cd /home/elk/app/django_test</text:p>
      <text:p text:style-name="P51"># source ../bin/activate <text:s/># Cette ligne ne sert que si vous utilisez virtualenv</text:p>
      <text:p text:style-name="P51">source activate django_env # si on utilise conda (avec systectl il faut configurer le PATH d’abord et il faut créer son environnement au préalable)</text:p>
      <text:p text:style-name="P51">test -d $LOGDIR || mkdir -p $LOGDIR</text:p>
      <text:p text:style-name="P51">if [ ! -d $LOGFILE ]</text:p>
      <text:p text:style-name="P51">then</text:p>
      <text:p text:style-name="P51"><text:s text:c="8"/>touch $LOGFILE</text:p>
      <text:p text:style-name="P51">fi</text:p>
      <text:p text:style-name="P51">exec gunicorn --pid /run/gunicorn/pid -w $NUM_WORKERS --timeout $TIMEOUT\</text:p>
      <text:p text:style-name="P51"><text:s text:c="2"/>--user=$USER --group=$GROUP --log-level=$LOGLEVEL \</text:p>
      <text:p text:style-name="P51"><text:s text:c="2"/>--log-file=$LOGFILE 2&gt;&gt;$LOGFILE --bind unix:/run/gunicorn/socket $app_name.wsgi</text:p>
      <text:p text:style-name="P52">rq : le pid (process id) défini ici est celui défini dans le service nginx (voir plus loin)</text:p>
      <text:p text:style-name="P52"/>
      <text:p text:style-name="P32">ce fichier lance un serveur gunicorn <text:span text:style-name="T52">et le bind sur un socket en lien avec NGINX</text:span> : il faut le lancer en tâche de fond : le mettre en daemon avec systemd <text:span text:style-name="T45">ou le lancer : <text:s/>puis le mettre en background via ctrl-Z et taper bg</text:span></text:p>
      <text:p text:style-name="P32"/>
      <text:p text:style-name="P40">(NB : gunicorn_django deprecated parce que intégré dans django, donc juste gunicorn command)</text:p>
      <text:p text:style-name="P32"/>
      <text:p text:style-name="P32"/>
      <text:p text:style-name="P32">créer un service :</text:p>
      <text:p text:style-name="P32">gunicorn.service</text:p>
      <text:p text:style-name="P32"/>
      <text:p text:style-name="P51"># copy this file to /etc/systemd/system/gunicorn.service or /lib/systemd/system/gunicorn.service</text:p>
      <text:p text:style-name="P51">[Unit]</text:p>
      <text:p text:style-name="P51">Description=gunicorn daemon</text:p>
      <text:p text:style-name="P51">Requires=gunicorn.socket</text:p>
      <text:p text:style-name="P51">After=network.target</text:p>
      <text:p text:style-name="P51"/>
      <text:p text:style-name="P51">[Service]</text:p>
      <text:p text:style-name="P51">PIDFile=/run/gunicorn/pid</text:p>
      <text:p text:style-name="P51">User=elk</text:p>
      <text:p text:style-name="P51">Group=elk</text:p>
      <text:p text:style-name="P51">RuntimeDirectory=gunicorn</text:p>
      <text:p text:style-name="P51">WorkingDirectory=/home/elk/app/django_test</text:p>
      <text:p text:style-name="P51">ExecStart=/usr/local/bin/launch_gunicorn</text:p>
      <text:p text:style-name="P51">ExecReload=/bin/kill -s HUP $MAINPID</text:p>
      <text:p text:style-name="P51">ExecStop=/bin/kill -s TERM $MAINPID</text:p>
      <text:p text:style-name="P51">PrivateTmp=true</text:p>
      <text:p text:style-name="P51"/>
      <text:p text:style-name="P51">[Install]</text:p>
      <text:p text:style-name="P51">WantedBy=multi-user.target</text:p>
      <text:p text:style-name="P51"/>
      <text:p text:style-name="P50"/>
      <text:p text:style-name="P52">il faut créer un service socket :</text:p>
      <text:p text:style-name="P52">gunicorn.socket</text:p>
      <text:p text:style-name="P52"/>
      <text:p text:style-name="P51"># this file has to be copied in /etc/systemd/system/gunicorn.socket</text:p>
      <text:p text:style-name="P51">[Unit]</text:p>
      <text:p text:style-name="P51">Description=gunicorn socket</text:p>
      <text:p text:style-name="P51"/>
      <text:p text:style-name="P51"><text:soft-page-break/>[Socket]</text:p>
      <text:p text:style-name="P51">ListenStream=/run/gunicorn/socket</text:p>
      <text:p text:style-name="P51"/>
      <text:p text:style-name="P51">[Install]</text:p>
      <text:p text:style-name="P51">WantedBy=sockets.target</text:p>
      <text:p text:style-name="P52"/>
      <text:p text:style-name="P54">il faut créer un fichier de conf pour le service gunicorn :</text:p>
      <text:p text:style-name="P54">gunicorn.conf</text:p>
      <text:p text:style-name="P54"/>
      <text:p text:style-name="P55"># this file has to be copied in /etc/tmpfiles.d/gunicorn.conf</text:p>
      <text:p text:style-name="P55">d /run/gunicorn 0755 elk elk -</text:p>
      <text:p text:style-name="P54"/>
      <text:p text:style-name="P54">ou # d /run/gunicorn 0755 someuser somegroup -</text:p>
      <text:p text:style-name="P54"/>
      <text:p text:style-name="P54"/>
      <text:p text:style-name="P52">then in terminal :</text:p>
      <text:p text:style-name="P54">(suso systemctl daemon-reload)</text:p>
      <text:p text:style-name="P53">(sudo) systemctl enable gunicorn.socket</text:p>
      <text:p text:style-name="P53">(sudo) systemctl start gunicorn.socket</text:p>
      <text:p text:style-name="P52"/>
      <text:p text:style-name="P54">le service gunicorn.service devrait se lancer automatiquement quand le socket est utilisé mais on peut l’activer au cas où :</text:p>
      <text:p text:style-name="P54">(sudo) systemctl start gunicorn.service</text:p>
      <text:p text:style-name="P33">pour utiliser le service : plusieurs commandes </text:p>
      <text:p text:style-name="P33">sudo systemctl start/restart/stop gunicorn.<text:span text:style-name="T53">service</text:span></text:p>
      <text:p text:style-name="P33">en cas de modification du service :</text:p>
      <text:p text:style-name="P33">sudo systemctl daemon-reload</text:p>
      <text:p text:style-name="P86">GRANT ALL PRIVILEGES ON DATABASE</text:p>
      <text:p text:style-name="P87">## CONFIGURING POSTGRESQL</text:p>
      <text:p text:style-name="P86"/>
      <text:p text:style-name="P86">_ Tutorial : <text:a xlink:type="simple" xlink:href="https://www.digitalocean.com/community/tutorials/how-to-use-postgresql-with-your-django-application-on-ubuntu-14-04" text:style-name="Internet_20_link" text:visited-style-name="Visited_20_Internet_20_Link">https://www.digitalocean.com/community/tutorials/how-to-use-postgresql-with-your-django-application-on-ubuntu-14-04</text:a> _</text:p>
      <text:p text:style-name="P86"/>
      <text:p text:style-name="P86">Installer postgreSQL sur Ubuntu :</text:p>
      <text:p text:style-name="P86"/>
      <text:p text:style-name="P86">```Bash</text:p>
      <text:p text:style-name="P86">sudo apt-get update</text:p>
      <text:p text:style-name="P86">sudo apt-get install python-pip python-dev libpq-dev postgresql postgresql-contrib</text:p>
      <text:p text:style-name="P86">```</text:p>
      <text:p text:style-name="P86">Configurer PostgreSQL :</text:p>
      <text:p text:style-name="P86"/>
      <text:p text:style-name="P86">During the Postgres installation, an operating system user named postgres was created to correspond to the postgres PostgreSQL administrative user. We need to change to this user to perform administrative tasks:</text:p>
      <text:p text:style-name="P86">```Bash</text:p>
      <text:p text:style-name="P86">sudo su – postgres</text:p>
      <text:p text:style-name="P86">```</text:p>
      <text:p text:style-name="P86">You should now be in a shell session for the postgres user. Log into a Postgres session by typing:</text:p>
      <text:p text:style-name="P86">```Bash</text:p>
      <text:p text:style-name="P86">psql</text:p>
      <text:p text:style-name="P86">```</text:p>
      <text:p text:style-name="P86"/>
      <text:p text:style-name="P86">```sql</text:p>
      <text:p text:style-name="P89"><text:span text:style-name="Source_20_Text"><text:span text:style-name="T14">CREATE DATABASE </text:span></text:span><text:span text:style-name="Source_20_Text"><text:span text:style-name="T17">myproject</text:span></text:span><text:span text:style-name="Source_20_Text"><text:span text:style-name="T14">;</text:span></text:span></text:p>
      <text:p text:style-name="P89"><text:span text:style-name="Source_20_Text"><text:span text:style-name="T14">CREATE USER </text:span></text:span><text:span text:style-name="Source_20_Text"><text:span text:style-name="T17">myprojectuser</text:span></text:span><text:span text:style-name="Source_20_Text"><text:span text:style-name="T14"> WITH PASSWORD '</text:span></text:span><text:span text:style-name="Source_20_Text"><text:span text:style-name="T17">password</text:span></text:span><text:span text:style-name="Source_20_Text"><text:span text:style-name="T14">';</text:span></text:span></text:p>
      <text:p text:style-name="P89"><text:span text:style-name="Source_20_Text"><text:span text:style-name="T14">ALTER ROLE </text:span></text:span><text:span text:style-name="Source_20_Text"><text:span text:style-name="T17">myprojectuser</text:span></text:span><text:span text:style-name="Source_20_Text"><text:span text:style-name="T14"> SET client_encoding TO 'utf8';</text:span></text:span></text:p>
      <text:p text:style-name="P91"><text:span text:style-name="Source_20_Text"><text:span text:style-name="T13">ALTER ROLE </text:span></text:span><text:span text:style-name="Source_20_Text"><text:span text:style-name="T16">myprojectuser</text:span></text:span><text:span text:style-name="Source_20_Text"><text:span text:style-name="T13"> SET default_transaction_isolation TO 'read committed';</text:span></text:span></text:p>
      <text:p text:style-name="P91"><text:span text:style-name="Source_20_Text"><text:span text:style-name="T13">ALTER ROLE </text:span></text:span><text:span text:style-name="Source_20_Text"><text:span text:style-name="T16">myprojectuser</text:span></text:span><text:span text:style-name="Source_20_Text"><text:span text:style-name="T13"> SET timezone TO 'UTC';</text:span></text:span></text:p>
      <text:p text:style-name="P89"><text:span text:style-name="Source_20_Text"><text:span text:style-name="T14">GRANT ALL PRIVILEGES ON DATABASE </text:span></text:span><text:span text:style-name="Source_20_Text"><text:span text:style-name="T17">myproject</text:span></text:span><text:span text:style-name="Source_20_Text"><text:span text:style-name="T14"> TO </text:span></text:span><text:span text:style-name="Source_20_Text"><text:span text:style-name="T17">myprojectuser</text:span></text:span><text:span text:style-name="Source_20_Text"><text:span text:style-name="T14">;</text:span></text:span></text:p>
      <text:p text:style-name="P89"><text:span text:style-name="Source_20_Text"><text:span text:style-name="T14">\q</text:span></text:span></text:p>
      <text:p text:style-name="P89"><text:span text:style-name="Source_20_Text"><text:span text:style-name="T14">exit</text:span></text:span></text:p>
      <text:p text:style-name="P86">```</text:p>
      <text:p text:style-name="P86"/>
      <text:p text:style-name="P86">Configurer Django : </text:p>
      <text:p text:style-name="P86">```Bash</text:p>
      <text:p text:style-name="P89"><text:span text:style-name="Source_20_Text"><text:span text:style-name="T14">nano ~/</text:span></text:span><text:span text:style-name="Source_20_Text"><text:span text:style-name="T17">myproject</text:span></text:span><text:span text:style-name="Source_20_Text"><text:span text:style-name="T14">/</text:span></text:span><text:span text:style-name="Source_20_Text"><text:span text:style-name="T17">myproject</text:span></text:span><text:span text:style-name="Source_20_Text"><text:span text:style-name="T14">/settings.py</text:span></text:span></text:p>
      <text:p text:style-name="P86">```</text:p>
      <text:p text:style-name="P86"/>
      <text:p text:style-name="P86">Remplacer : </text:p>
      <text:p text:style-name="P86">```python</text:p>
      <text:p text:style-name="P89"><text:span text:style-name="Source_20_Text"><text:span text:style-name="T14">DATABASES = {</text:span></text:span></text:p>
      <text:p text:style-name="P91"><text:span text:style-name="Source_20_Text"><text:span text:style-name="T15"><text:s text:c="4"/></text:span></text:span><text:span text:style-name="Source_20_Text"><text:span text:style-name="T13">'default': {</text:span></text:span></text:p>
      <text:p text:style-name="P91"><text:span text:style-name="Source_20_Text"><text:span text:style-name="T15"><text:s text:c="8"/></text:span></text:span><text:span text:style-name="Source_20_Text"><text:span text:style-name="T13">'ENGINE': 'django.db.backends.sqlite3',</text:span></text:span></text:p>
      <text:p text:style-name="P91"><text:span text:style-name="Source_20_Text"><text:span text:style-name="T15"><text:s text:c="8"/></text:span></text:span><text:span text:style-name="Source_20_Text"><text:span text:style-name="T13">'NAME': os.path.join(BASE_DIR, 'db.sqlite3'),</text:span></text:span></text:p>
      <text:p text:style-name="P91"><text:span text:style-name="Source_20_Text"><text:span text:style-name="T15"><text:s text:c="4"/></text:span></text:span><text:span text:style-name="Source_20_Text"><text:span text:style-name="T13">}</text:span></text:span></text:p>
      <text:p text:style-name="P91"><text:span text:style-name="Source_20_Text"><text:span text:style-name="T13">}</text:span></text:span></text:p>
      <text:p text:style-name="P86">```</text:p>
      <text:p text:style-name="P86"/>
      <text:p text:style-name="P86">par</text:p>
      <text:p text:style-name="P86"><text:soft-page-break/>```python</text:p>
      <text:p text:style-name="P89"><text:span text:style-name="Source_20_Text"><text:span text:style-name="T14">DATABASES = {</text:span></text:span></text:p>
      <text:p text:style-name="P91"><text:span text:style-name="Source_20_Text"><text:span text:style-name="T15"><text:s text:c="4"/></text:span></text:span><text:span text:style-name="Source_20_Text"><text:span text:style-name="T13">'default': {</text:span></text:span></text:p>
      <text:p text:style-name="P91"><text:span text:style-name="Source_20_Text"><text:span text:style-name="T15"><text:s text:c="8"/></text:span></text:span><text:span text:style-name="Source_20_Text"><text:span text:style-name="T13">'ENGINE': 'django.db.backends.</text:span></text:span><text:span text:style-name="Source_20_Text"><text:span text:style-name="T16">postgresql_psycopg2</text:span></text:span><text:span text:style-name="Source_20_Text"><text:span text:style-name="T13">',</text:span></text:span></text:p>
      <text:p text:style-name="P91"><text:span text:style-name="Source_20_Text"><text:span text:style-name="T15"><text:s text:c="8"/></text:span></text:span><text:span text:style-name="Source_20_Text"><text:span text:style-name="T13">'NAME': '</text:span></text:span><text:span text:style-name="Source_20_Text"><text:span text:style-name="T16">myproject</text:span></text:span><text:span text:style-name="Source_20_Text"><text:span text:style-name="T13">',</text:span></text:span></text:p>
      <text:p text:style-name="P91"><text:span text:style-name="Source_20_Text"><text:span text:style-name="T15"><text:s text:c="8"/></text:span></text:span><text:span text:style-name="Source_20_Text"><text:span text:style-name="T13">'USER': '</text:span></text:span><text:span text:style-name="Source_20_Text"><text:span text:style-name="T16">myprojectuser</text:span></text:span><text:span text:style-name="Source_20_Text"><text:span text:style-name="T13">',</text:span></text:span></text:p>
      <text:p text:style-name="P91"><text:span text:style-name="Source_20_Text"><text:span text:style-name="T15"><text:s text:c="8"/></text:span></text:span><text:span text:style-name="Source_20_Text"><text:span text:style-name="T13">'PASSWORD': '</text:span></text:span><text:span text:style-name="Source_20_Text"><text:span text:style-name="T16">password</text:span></text:span><text:span text:style-name="Source_20_Text"><text:span text:style-name="T13">',</text:span></text:span></text:p>
      <text:p text:style-name="P91"><text:span text:style-name="Source_20_Text"><text:span text:style-name="T15"><text:s text:c="8"/></text:span></text:span><text:span text:style-name="Source_20_Text"><text:span text:style-name="T13">'HOST': 'localhost',</text:span></text:span></text:p>
      <text:p text:style-name="P91"><text:span text:style-name="Source_20_Text"><text:span text:style-name="T15"><text:s text:c="8"/></text:span></text:span><text:span text:style-name="Source_20_Text"><text:span text:style-name="T13">'PORT': '',</text:span></text:span></text:p>
      <text:p text:style-name="P91"><text:span text:style-name="Source_20_Text"><text:span text:style-name="T15"><text:s text:c="4"/></text:span></text:span><text:span text:style-name="Source_20_Text"><text:span text:style-name="T13">}</text:span></text:span></text:p>
      <text:p text:style-name="P91"><text:span text:style-name="Source_20_Text"><text:span text:style-name="T13">}</text:span></text:span></text:p>
      <text:p text:style-name="P86">```</text:p>
      <text:p text:style-name="P86"/>
      <text:p text:style-name="P86">```Bash</text:p>
      <text:p text:style-name="P89"><text:span text:style-name="Source_20_Text"><text:span text:style-name="T14">cd ~/</text:span></text:span><text:span text:style-name="Source_20_Text"><text:span text:style-name="T17">myproject</text:span></text:span></text:p>
      <text:p text:style-name="P91"><text:span text:style-name="Source_20_Text"><text:span text:style-name="T13">python manage.py makemigrations</text:span></text:span></text:p>
      <text:p text:style-name="P91"><text:span text:style-name="Source_20_Text"><text:span text:style-name="T13">python manage.py migrate</text:span></text:span></text:p>
      <text:p text:style-name="P89"><text:span text:style-name="Source_20_Text"><text:span text:style-name="T14">python manage.py createsuperuser</text:span></text:span></text:p>
      <text:p text:style-name="P89"><text:span text:style-name="Source_20_Text"><text:span text:style-name="T14">python manage.py runserver 0.0.0.0:8000</text:span></text:span></text:p>
      <text:p text:style-name="P86"><text:span text:style-name="Source_20_Text"><text:span text:style-name="T25">```</text:span></text:span></text:p>
      <text:p text:style-name="P86"><text:span text:style-name="Source_20_Text"><text:span text:style-name="T25"/></text:span></text:p>
      <text:p text:style-name="P88"><text:span text:style-name="T26">In your web browser, visit your server's domain name or IP address followed by </text:span><text:span text:style-name="Source_20_Text"><text:span text:style-name="T27">:8000</text:span></text:span><text:span text:style-name="T26"> to reach default Django root page:</text:span></text:p>
      <text:p text:style-name="P88"><text:span text:style-name="Source_20_Text"><text:span text:style-name="T13">http://</text:span></text:span><text:span text:style-name="Source_20_Text"><text:span text:style-name="T16">server_domain_or_IP</text:span></text:span><text:span text:style-name="Source_20_Text"><text:span text:style-name="T13">:8000</text:span></text:span></text:p>
      <text:p text:style-name="P86"><text:span text:style-name="T22">Append </text:span><text:span text:style-name="Source_20_Text"><text:span text:style-name="T24">/admin</text:span></text:span><text:span text:style-name="T22"> to the end of the URL and you should be able to access the login screen to the admin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Mono" svg:font-family="'Fira Mono', Consolas, Menlo, Monaco, 'Courier New', Courier, monospace"/>
    <style:font-face style:name="Lato" svg:font-family="Lato, proxima-nova, 'Helvetica Neue', Arial, sans-serif"/>
    <style:font-face style:name="Lohit Devanagari1" svg:font-family="'Lohit Devanagari'"/>
    <style:font-face style:name="Roboto" svg:font-family="Roboto, Corbel, Avenir, 'Lucida Grande', 'Lucida Sans', sans-serif"/>
    <style:font-face style:name="SFMono-Regular" svg:font-family="SFMono-Regular, Menlo, Monaco, Consolas, 'Liberation Mono', 'Courier New', Courier, monospace"/>
    <style:font-face style:name="monospace" svg:font-family="monospace, sans-serif"/>
    <style:font-face style:name="proxima-nova" svg:font-family="proxima-nova, sans-serif"/>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0:00:33.954201928</meta:creation-date>
    <dc:date>2018-10-18T12:16:49.171816387</dc:date>
    <meta:editing-duration>P3DT9H40M9S</meta:editing-duration>
    <meta:editing-cycles>54</meta:editing-cycles>
    <meta:generator>LibreOffice/5.1.6.2$Linux_X86_64 LibreOffice_project/10m0$Build-2</meta:generator>
    <meta:document-statistic meta:table-count="0" meta:image-count="0" meta:object-count="0" meta:page-count="16" meta:paragraph-count="490" meta:word-count="2671" meta:character-count="20829" meta:non-whitespace-character-count="17917"/>
  </office:meta>
</office:document-meta>
</file>